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215.89pt"/>
    </style:style>
    <style:style style:name="co3" style:family="table-column">
      <style:table-column-properties fo:break-before="auto" style:column-width="49.24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192.84pt"/>
    </style:style>
    <style:style style:name="co6" style:family="table-column">
      <style:table-column-properties fo:break-before="auto" style:column-width="284.94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57.94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61.09pt"/>
    </style:style>
    <style:style style:name="co11" style:family="table-column">
      <style:table-column-properties fo:break-before="auto" style:column-width="52.41pt"/>
    </style:style>
    <style:style style:name="co12" style:family="table-column">
      <style:table-column-properties fo:break-before="auto" style:column-width="70.61pt"/>
    </style:style>
    <style:style style:name="co13" style:family="table-column">
      <style:table-column-properties fo:break-before="auto" style:column-width="30.95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04.26pt" fo:break-before="auto" style:use-optimal-row-height="false"/>
    </style:style>
    <style:style style:name="ta1" style:family="table" style:master-page-name="PageStyle_5f_Maandoverzicht">
      <style:table-properties table:display="true" style:writing-mode="lr-tb"/>
    </style:style>
    <style:style style:name="ta2" style:family="table" style:master-page-name="PageStyle_5f_Kasafdracht">
      <style:table-properties table:display="true" style:writing-mode="lr-tb"/>
    </style:style>
    <style:style style:name="ta3" style:family="table" style:master-page-name="PageStyle_5f_Vrijwillig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27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128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eaf1d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125">
      <style:table-cell-properties fo:border-bottom="0.74pt solid #000000" fo:background-color="#eaf1d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5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8d8d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 style:data-style-name="N126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26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26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fo:border-bottom="0.74pt solid #000000" fo:background-color="#eaf1d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8">
      <style:table-cell-properties fo:border-bottom="0.74pt solid #000000" fo:background-color="#eaf1d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0.74pt solid #000000" fo:background-color="#eaf1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order-bottom="0.74pt solid #000000" fo:background-color="#eaf1dd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8">
      <style:table-cell-properties fo:border-bottom="0.74pt solid #000000" fo:background-color="#eaf1dd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8">
      <style:table-cell-properties fo:border-bottom="0.74pt solid #000000" fo:background-color="#eaf1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fo:border="none" style:rotation-align="non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 style:data-style-name="N126">
      <style:table-cell-properties fo:border-bottom="0.74pt solid #000000" fo:background-color="#d8d8d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8">
      <style:table-cell-properties fo:border-bottom="0.74pt solid #000000" fo:background-color="#d8d8d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fo:border-bottom="0.74pt solid #000000" fo:background-color="#d8d8d8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8">
      <style:table-cell-properties fo:border-bottom="0.74pt solid #000000" fo:background-color="#d8d8d8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6">
      <style:table-cell-properties fo:background-color="#d8d8d8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8">
      <style:table-cell-properties fo:background-color="#d8d8d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6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fo:border-bottom="0.74pt solid #000000" fo:background-color="#eaf1d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6">
      <style:table-cell-properties fo:border-bottom="0.74pt solid #000000" fo:background-color="#eaf1dd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6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6">
      <style:table-cell-properties fo:background-color="#eaf1dd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28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6">
      <style:table-cell-properties fo:border-bottom="0.74pt solid #000000" fo:background-color="#d8d8d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8">
      <style:table-cell-properties fo:background-color="#d8d8d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[.$H$69]+[.$I$69]+[.$J$69]+[.$K$69]+[.$L$69]+[.M$69]+[.N$69]+[.O$69]+[.$P$69]" style:apply-style-name="ConditionalStyle_5f_1" style:base-cell-address="Maandoverzicht.Q70"/>
    </style:style>
    <style:style style:name="ce63" style:family="table-cell" style:parent-style-name="Default">
      <style:table-cell-properties fo:border-bottom="none" fo:background-color="#daee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daee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8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0125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125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af1dd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125">
      <style:table-cell-properties fo:border-bottom="0.74pt solid #000000" fo:background-color="#eaf1dd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128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daee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6">
      <style:table-cell-properties fo:background-color="#d8d8d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6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9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daee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27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af1dd" style:diagonal-bl-tr="none" style:diagonal-tl-br="none" style:text-align-source="value-type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30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daee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daee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d8d8d8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daee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30">
      <style:table-cell-properties fo:border-bottom="0.74pt solid #000000" fo:background-color="#d8d8d8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128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andoverzich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·</text:p>
          </table:table-cell>
          <table:table-cell table:style-name="ce8" office:value-type="date" office:date-value="2026-01-01" calcext:value-type="date">
            <text:p>Jan-26</text:p>
          </table:table-cell>
          <table:table-cell table:style-name="ce17" table:number-columns-repeated="3"/>
          <table:table-cell table:style-name="ce9"/>
          <table:table-cell table:style-name="ce39" office:value-type="string" calcext:value-type="string">
            <text:p>Tarieven:</text:p>
          </table:table-cell>
          <table:table-cell table:style-name="ce46" office:value-type="currency" office:currency="EUR" office:value="1.75" calcext:value-type="currency">
            <text:p><text:s/>€ 1.75 </text:p>
          </table:table-cell>
          <table:table-cell table:style-name="ce46" table:formula="of:=[.H1]*6" office:value-type="currency" office:currency="EUR" office:value="10.5" calcext:value-type="currency">
            <text:p><text:s/>€ 10.50 </text:p>
          </table:table-cell>
          <table:table-cell table:style-name="ce46" office:value-type="currency" office:currency="EUR" office:value="1.75" calcext:value-type="currency">
            <text:p><text:s/>€ 1.75 </text:p>
          </table:table-cell>
          <table:table-cell table:style-name="ce46" office:value-type="currency" office:currency="EUR" office:value="2.25" calcext:value-type="currency">
            <text:p><text:s/>€ 2.25 </text:p>
          </table:table-cell>
          <table:table-cell table:style-name="ce46" office:value-type="currency" office:currency="EUR" office:value="2.75" calcext:value-type="currency">
            <text:p><text:s/>€ 2.75 </text:p>
          </table:table-cell>
          <table:table-cell table:style-name="ce46" office:value-type="currency" office:currency="EUR" office:value="10" calcext:value-type="currency">
            <text:p><text:s/>€ 10.00 </text:p>
          </table:table-cell>
          <table:table-cell table:style-name="ce46" office:value-type="currency" office:currency="EUR" office:value="20" calcext:value-type="currency">
            <text:p><text:s/>€ 20.00 </text:p>
          </table:table-cell>
          <table:table-cell table:style-name="ce46" office:value-type="currency" office:currency="EUR" office:value="10" calcext:value-type="currency">
            <text:p><text:s/>€ 10.00 </text:p>
          </table:table-cell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8" table:number-columns-repeated="3"/>
          <table:table-cell table:style-name="ce28"/>
          <table:table-cell table:style-name="ce9"/>
          <table:table-cell table:style-name="ce47" table:number-columns-repeated="8"/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10" office:value-type="string" calcext:value-type="string">
            <text:p>Huurder</text:p>
          </table:table-cell>
          <table:table-cell table:style-name="ce19" office:value-type="string" calcext:value-type="string">
            <text:p>Zaal</text:p>
          </table:table-cell>
          <table:table-cell table:number-columns-repeated="2" table:style-name="ce19" office:value-type="string" calcext:value-type="string">
            <text:p>Aantal</text:p>
          </table:table-cell>
          <table:table-cell table:style-name="ce29" office:value-type="string" office:string-value="Huur per" calcext:value-type="string">
            <text:p><text:s/>Huur per</text:p>
          </table:table-cell>
          <table:table-cell table:style-name="ce29" office:value-type="string" office:string-value="Totaal" calcext:value-type="string">
            <text:p><text:s/>Totaal</text:p>
          </table:table-cell>
          <table:table-cell table:number-columns-repeated="2" table:style-name="ce10" office:value-type="string" calcext:value-type="string">
            <text:p>Koffie/</text:p>
          </table:table-cell>
          <table:table-cell table:style-name="ce10" office:value-type="string" calcext:value-type="string">
            <text:p>Fris </text:p>
          </table:table-cell>
          <table:table-cell table:style-name="ce10" office:value-type="string" calcext:value-type="string">
            <text:p>Bier </text:p>
          </table:table-cell>
          <table:table-cell table:style-name="ce10" office:value-type="string" calcext:value-type="string">
            <text:p>Wijn</text:p>
          </table:table-cell>
          <table:table-cell table:style-name="ce10" office:value-type="string" calcext:value-type="string">
            <text:p>Lunch</text:p>
          </table:table-cell>
          <table:table-cell table:style-name="ce10" office:value-type="string" calcext:value-type="string">
            <text:p>Warm</text:p>
          </table:table-cell>
          <table:table-cell table:style-name="ce10" office:value-type="string" calcext:value-type="string">
            <text:p>Gebruik</text:p>
          </table:table-cell>
          <table:table-cell table:style-name="ce29" office:value-type="string" office:string-value="Overig" calcext:value-type="string">
            <text:p><text:s/>Overig</text:p>
          </table:table-cell>
          <table:table-cell table:style-name="ce29" office:value-type="string" office:string-value="Buffet" calcext:value-type="string">
            <text:p><text:s/>Buffet</text:p>
          </table:table-cell>
          <table:table-cell table:style-name="ce10" office:value-type="string" calcext:value-type="string">
            <text:p>Specificatie 'Overig'</text:p>
          </table:table-cell>
          <table:table-cell table:style-name="ce10" office:value-type="string" calcext:value-type="string">
            <text:p>Toelichting</text:p>
          </table:table-cell>
          <table:table-cell table:style-name="ce9" table:number-columns-repeated="7"/>
          <table:table-cell table:number-columns-repeated="998"/>
        </table:table-row>
        <table:table-row table:style-name="ro1">
          <table:table-cell table:style-name="ce4"/>
          <table:table-cell table:style-name="ce11"/>
          <table:table-cell table:style-name="ce20" office:value-type="string" calcext:value-type="string">
            <text:p>no.</text:p>
          </table:table-cell>
          <table:table-cell table:style-name="ce20" office:value-type="string" calcext:value-type="string">
            <text:p>pers.</text:p>
          </table:table-cell>
          <table:table-cell table:style-name="ce20" office:value-type="string" calcext:value-type="string">
            <text:p>dagdelen</text:p>
          </table:table-cell>
          <table:table-cell table:style-name="ce30" office:value-type="string" office:string-value=" dagdeel" calcext:value-type="string">
            <text:p><text:s text:c="2"/>dagdeel</text:p>
          </table:table-cell>
          <table:table-cell table:style-name="ce30" office:value-type="string" office:string-value="HUUR" calcext:value-type="string">
            <text:p><text:s/>HUUR</text:p>
          </table:table-cell>
          <table:table-cell table:number-columns-repeated="2" table:style-name="ce11" office:value-type="string" calcext:value-type="string">
            <text:p>Thee</text:p>
          </table:table-cell>
          <table:table-cell table:style-name="ce54" table:number-columns-repeated="4"/>
          <table:table-cell table:style-name="ce11" office:value-type="string" calcext:value-type="string">
            <text:p>buffet</text:p>
          </table:table-cell>
          <table:table-cell table:style-name="ce11" office:value-type="string" calcext:value-type="string">
            <text:p>Beamer</text:p>
          </table:table-cell>
          <table:table-cell table:style-name="ce55"/>
          <table:table-cell table:style-name="ce55" office:value-type="string" office:string-value="€" calcext:value-type="string">
            <text:p><text:s/>€</text:p>
          </table:table-cell>
          <table:table-cell table:style-name="ce63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5" office:value-type="string" calcext:value-type="string">
            <text:p>·</text:p>
          </table:table-cell>
          <table:table-cell table:style-name="ce5"/>
          <table:table-cell table:style-name="ce21"/>
          <table:table-cell table:style-name="ce25" office:value-type="string" calcext:value-type="string">
            <text:p>indicatie</text:p>
          </table:table-cell>
          <table:table-cell table:style-name="ce25"/>
          <table:table-cell table:style-name="ce31"/>
          <table:table-cell table:style-name="ce31" office:value-type="string" office:string-value="op rek." calcext:value-type="string">
            <text:p><text:s/>op rek.</text:p>
          </table:table-cell>
          <table:table-cell table:style-name="ce48" office:value-type="string" calcext:value-type="string">
            <text:p>aant. los</text:p>
          </table:table-cell>
          <table:table-cell table:style-name="ce48" office:value-type="string" calcext:value-type="string">
            <text:p>aant. kan</text:p>
          </table:table-cell>
          <table:table-cell table:number-columns-repeated="5" table:style-name="ce48" office:value-type="string" calcext:value-type="string">
            <text:p>aant.</text:p>
          </table:table-cell>
          <table:table-cell table:style-name="ce48" office:value-type="string" calcext:value-type="string">
            <text:p>eenh.</text:p>
          </table:table-cell>
          <table:table-cell table:style-name="ce31" office:value-type="string" office:string-value="in €" calcext:value-type="string">
            <text:p><text:s/>in €</text:p>
          </table:table-cell>
          <table:table-cell table:style-name="ce31"/>
          <table:table-cell table:style-name="ce6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6" office:value-type="string" calcext:value-type="string">
            <text:p>week 6</text:p>
          </table:table-cell>
          <table:table-cell table:style-name="ce12" office:value-type="string" calcext:value-type="string">
            <text:p>de Gitaarleraar + avond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<text:s/>€ 100.00 </text:p>
          </table:table-cell>
          <table:table-cell table:style-name="ce40" table:formula="of:=[.E6]*[.F6]" office:value-type="float" office:value="100" calcext:value-type="float">
            <text:p><text:s/>€ 100.00 </text:p>
          </table:table-cell>
          <table:table-cell table:style-name="ce49" table:number-columns-repeated="8"/>
          <table:table-cell table:style-name="ce56"/>
          <table:table-cell table:style-name="ce61" table:formula="of:=[.H6]*[.$H$1]+[.I6]*[.$I$1]+[.J6]*[.$J$1]+[.K6]*[.$K$1]+[.L6]*[.$L$1]+[.M6]*[.$M$1]+[.N6]*[.$N$1]+[.O6]*[.$O$1]+[.P6]" office:value-type="float" office:value="0" calcext:value-type="float">
            <text:p><text:s/>€ - <text:s text:c="2"/></text:p>
          </table:table-cell>
          <table:table-cell table:style-name="ce12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6" office:value-type="string" calcext:value-type="string">
            <text:p>week 7</text:p>
          </table:table-cell>
          <table:table-cell table:style-name="ce12" office:value-type="string" calcext:value-type="string">
            <text:p>de Gitaarleraar + avond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<text:s/>€ 100.00 </text:p>
          </table:table-cell>
          <table:table-cell table:style-name="ce40" table:formula="of:=[.E7]*[.F7]" office:value-type="float" office:value="100" calcext:value-type="float">
            <text:p><text:s/>€ 100.00 </text:p>
          </table:table-cell>
          <table:table-cell table:style-name="ce49" table:number-columns-repeated="8"/>
          <table:table-cell table:style-name="ce56"/>
          <table:table-cell table:style-name="ce61" table:formula="of:=[.H7]*[.$H$1]+[.I7]*[.$I$1]+[.J7]*[.$J$1]+[.K7]*[.$K$1]+[.L7]*[.$L$1]+[.M7]*[.$M$1]+[.N7]*[.$N$1]+[.O7]*[.$O$1]+[.P7]" office:value-type="float" office:value="0" calcext:value-type="float">
            <text:p><text:s/>€ - <text:s text:c="2"/></text:p>
          </table:table-cell>
          <table:table-cell table:style-name="ce12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6" office:value-type="string" calcext:value-type="string">
            <text:p>week 8</text:p>
          </table:table-cell>
          <table:table-cell table:style-name="ce12" office:value-type="string" calcext:value-type="string">
            <text:p>de Gitaarleraar + avond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<text:s/>€ 100.00 </text:p>
          </table:table-cell>
          <table:table-cell table:style-name="ce40" table:formula="of:=[.E8]*[.F8]" office:value-type="float" office:value="100" calcext:value-type="float">
            <text:p><text:s/>€ 100.00 </text:p>
          </table:table-cell>
          <table:table-cell table:style-name="ce50" table:number-columns-repeated="8"/>
          <table:table-cell table:style-name="ce57"/>
          <table:table-cell table:style-name="ce61" table:formula="of:=[.H8]*[.$H$1]+[.I8]*[.$I$1]+[.J8]*[.$J$1]+[.K8]*[.$K$1]+[.L8]*[.$L$1]+[.M8]*[.$M$1]+[.N8]*[.$N$1]+[.O8]*[.$O$1]+[.P8]" office:value-type="float" office:value="0" calcext:value-type="float">
            <text:p><text:s/>€ - <text:s text:c="2"/></text:p>
          </table:table-cell>
          <table:table-cell table:style-name="ce12" table:number-columns-repeated="2"/>
          <table:table-cell table:style-name="ce66" table:number-columns-repeated="7"/>
          <table:table-cell table:number-columns-repeated="998"/>
        </table:table-row>
        <table:table-row table:style-name="ro1">
          <table:table-cell table:style-name="ce6" office:value-type="string" calcext:value-type="string">
            <text:p>week 9</text:p>
          </table:table-cell>
          <table:table-cell table:style-name="ce12" office:value-type="string" calcext:value-type="string">
            <text:p>de Gitaarleraar + avond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2"/>
          <table:table-cell table:style-name="ce40" table:formula="of:=[.E9]*[.F9]" office:value-type="float" office:value="0" calcext:value-type="float">
            <text:p><text:s/>€ - <text:s text:c="2"/></text:p>
          </table:table-cell>
          <table:table-cell table:style-name="ce50" table:number-columns-repeated="8"/>
          <table:table-cell table:style-name="ce57"/>
          <table:table-cell table:style-name="ce61" table:formula="of:=[.H9]*[.$H$1]+[.I9]*[.$I$1]+[.J9]*[.$J$1]+[.K9]*[.$K$1]+[.L9]*[.$L$1]+[.M9]*[.$M$1]+[.N9]*[.$N$1]+[.O9]*[.$O$1]+[.P9]" office:value-type="float" office:value="0" calcext:value-type="float">
            <text:p><text:s/>€ - <text:s text:c="2"/></text:p>
          </table:table-cell>
          <table:table-cell table:style-name="ce12"/>
          <table:table-cell table:style-name="ce12" office:value-type="string" calcext:value-type="string">
            <text:p>Voorjaarsvakantie</text:p>
          </table:table-cell>
          <table:table-cell table:style-name="ce66" table:number-columns-repeated="7"/>
          <table:table-cell table:number-columns-repeated="998"/>
        </table:table-row>
        <table:table-row table:style-name="ro1">
          <table:table-cell table:style-name="ce6"/>
          <table:table-cell table:style-name="ce12"/>
          <table:table-cell table:style-name="ce22" table:number-columns-repeated="3"/>
          <table:table-cell table:style-name="ce32"/>
          <table:table-cell table:style-name="ce40" table:formula="of:=[.E10]*[.F10]" office:value-type="float" office:value="0" calcext:value-type="float">
            <text:p><text:s/>€ - <text:s text:c="2"/></text:p>
          </table:table-cell>
          <table:table-cell table:style-name="ce50" table:number-columns-repeated="8"/>
          <table:table-cell table:style-name="ce57"/>
          <table:table-cell table:style-name="ce61" table:formula="of:=[.H10]*[.$H$1]+[.I10]*[.$I$1]+[.J10]*[.$J$1]+[.K10]*[.$K$1]+[.L10]*[.$L$1]+[.M10]*[.$M$1]+[.N10]*[.$N$1]+[.O10]*[.$O$1]+[.P10]" office:value-type="float" office:value="0" calcext:value-type="float">
            <text:p><text:s/>€ - <text:s text:c="2"/></text:p>
          </table:table-cell>
          <table:table-cell table:style-name="ce12" table:number-columns-repeated="2"/>
          <table:table-cell table:style-name="ce66" table:number-columns-repeated="7"/>
          <table:table-cell table:number-columns-repeated="998"/>
        </table:table-row>
        <table:table-row table:style-name="ro1">
          <table:table-cell table:style-name="ce6" office:value-type="date" office:date-value="2026-02-11" calcext:value-type="date">
            <text:p>Wednesday, February 11, 2026</text:p>
          </table:table-cell>
          <table:table-cell table:style-name="ce12" office:value-type="string" calcext:value-type="string">
            <text:p>Alzheimer café</text:p>
          </table:table-cell>
          <table:table-cell table:style-name="ce22" office:value-type="string" calcext:value-type="string">
            <text:p>3 4 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3" office:value-type="float" office:value="80" calcext:value-type="float">
            <text:p><text:s/>€ 80.00 </text:p>
          </table:table-cell>
          <table:table-cell table:style-name="ce41" table:formula="of:=[.E11]*[.F11]" office:value-type="float" office:value="80" calcext:value-type="float">
            <text:p><text:s/>€ 80.00 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58"/>
          <table:table-cell table:style-name="ce61" table:formula="of:=[.H11]*[.$H$1]+[.I11]*[.$I$1]+[.J11]*[.$J$1]+[.K11]*[.$K$1]+[.L11]*[.$L$1]+[.M11]*[.$M$1]+[.N11]*[.$N$1]+[.O11]*[.$O$1]+[.P11]" office:value-type="float" office:value="52" calcext:value-type="float">
            <text:p><text:s/>€ 52.00 </text:p>
          </table:table-cell>
          <table:table-cell table:style-name="ce12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2" calcext:value-type="date">
            <text:p>Thursday, February 12, 2026</text:p>
          </table:table-cell>
          <table:table-cell table:style-name="ce12" office:value-type="string" calcext:value-type="string">
            <text:p>De Kontekst Opleidingen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34" office:value-type="float" office:value="72" calcext:value-type="float">
            <text:p><text:s/>€ 72.00 </text:p>
          </table:table-cell>
          <table:table-cell table:style-name="ce42" table:formula="of:=[.E12]*[.F12]" office:value-type="float" office:value="144" calcext:value-type="float">
            <text:p><text:s/>€ 144.00 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table:number-columns-repeated="2"/>
          <table:table-cell table:style-name="ce14" table:number-columns-repeated="3"/>
          <table:table-cell table:style-name="ce51"/>
          <table:table-cell table:style-name="ce26"/>
          <table:table-cell table:style-name="ce61" table:formula="of:=[.H12]*[.$H$1]+[.I12]*[.$I$1]+[.J12]*[.$J$1]+[.K12]*[.$K$1]+[.L12]*[.$L$1]+[.M12]*[.$M$1]+[.N12]*[.$N$1]+[.O12]*[.$O$1]+[.P12]" office:value-type="float" office:value="84" calcext:value-type="float">
            <text:p><text:s/>€ 84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3" calcext:value-type="date">
            <text:p>Friday, February 13, 2026</text:p>
          </table:table-cell>
          <table:table-cell table:style-name="ce13" office:value-type="string" calcext:value-type="string">
            <text:p>Fryske Krite</text:p>
          </table:table-cell>
          <table:table-cell table:style-name="ce23" office:value-type="string" calcext:value-type="string">
            <text:p>3 4 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13]*[.F13]" office:value-type="float" office:value="100" calcext:value-type="float">
            <text:p><text:s/>€ 100.00 </text:p>
          </table:table-cell>
          <table:table-cell table:style-name="ce51" office:value-type="float" office:value="25" calcext:value-type="float">
            <text:p>25</text:p>
          </table:table-cell>
          <table:table-cell table:style-name="ce51"/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51"/>
          <table:table-cell table:style-name="ce26"/>
          <table:table-cell table:style-name="ce61" table:formula="of:=[.H13]*[.$H$1]+[.I13]*[.$I$1]+[.J13]*[.$J$1]+[.K13]*[.$K$1]+[.L13]*[.$L$1]+[.M13]*[.$M$1]+[.N13]*[.$N$1]+[.O13]*[.$O$1]+[.P13]" office:value-type="float" office:value="90.5" calcext:value-type="float">
            <text:p><text:s/>€ 90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3" calcext:value-type="date">
            <text:p>Tuesday, February 03, 2026</text:p>
          </table:table-cell>
          <table:table-cell table:style-name="ce12" office:value-type="string" calcext:value-type="string">
            <text:p>Gemeente Hilversum Infoavond</text:p>
          </table:table-cell>
          <table:table-cell table:style-name="ce23" office:value-type="string" calcext:value-type="string">
            <text:p>3 4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00" calcext:value-type="float">
            <text:p><text:s/>€ 100.00 </text:p>
          </table:table-cell>
          <table:table-cell table:style-name="ce43" table:formula="of:=[.E14]*[.F14]" office:value-type="float" office:value="100" calcext:value-type="float">
            <text:p><text:s/>€ 100.00 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14]*[.$H$1]+[.I14]*[.$I$1]+[.J14]*[.$J$1]+[.K14]*[.$K$1]+[.L14]*[.$L$1]+[.M14]*[.$M$1]+[.N14]*[.$N$1]+[.O14]*[.$O$1]+[.P14]" office:value-type="float" office:value="83.5" calcext:value-type="float">
            <text:p><text:s/>€ 83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2" calcext:value-type="date">
            <text:p>Thursday, February 12, 2026</text:p>
          </table:table-cell>
          <table:table-cell table:style-name="ce13" office:value-type="string" calcext:value-type="string">
            <text:p>Gemeente Hilversum Infoavond</text:p>
          </table:table-cell>
          <table:table-cell table:style-name="ce23" office:value-type="string" calcext:value-type="string">
            <text:p>3 4 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15]*[.F15]" office:value-type="float" office:value="100" calcext:value-type="float">
            <text:p><text:s/>€ 100.00 </text:p>
          </table:table-cell>
          <table:table-cell table:style-name="ce51"/>
          <table:table-cell table:style-name="ce51" office:value-type="float" office:value="12" calcext:value-type="float">
            <text:p>12</text:p>
          </table:table-cell>
          <table:table-cell table:style-name="ce51" table:number-columns-repeated="2"/>
          <table:table-cell table:style-name="ce14" table:number-columns-repeated="3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15]*[.$H$1]+[.I15]*[.$I$1]+[.J15]*[.$J$1]+[.K15]*[.$K$1]+[.L15]*[.$L$1]+[.M15]*[.$M$1]+[.N15]*[.$N$1]+[.O15]*[.$O$1]+[.P15]" office:value-type="float" office:value="136" calcext:value-type="float">
            <text:p><text:s/>€ 136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4" calcext:value-type="date">
            <text:p>Wednesday, February 04, 2026</text:p>
          </table:table-cell>
          <table:table-cell table:style-name="ce14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30" calcext:value-type="float">
            <text:p><text:s/>€ 30.00 </text:p>
          </table:table-cell>
          <table:table-cell table:style-name="ce43" table:formula="of:=[.E16]*[.F16]" office:value-type="float" office:value="30" calcext:value-type="float">
            <text:p><text:s/>€ 30.00 </text:p>
          </table:table-cell>
          <table:table-cell table:style-name="ce51" table:number-columns-repeated="8"/>
          <table:table-cell table:style-name="ce26"/>
          <table:table-cell table:style-name="ce61" table:formula="of:=[.H16]*[.$H$1]+[.I16]*[.$I$1]+[.J16]*[.$J$1]+[.K16]*[.$K$1]+[.L16]*[.$L$1]+[.M16]*[.$M$1]+[.N16]*[.$N$1]+[.O16]*[.$O$1]+[.P16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5" calcext:value-type="date">
            <text:p>Thursday, February 05, 2026</text:p>
          </table:table-cell>
          <table:table-cell table:style-name="ce14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30" calcext:value-type="float">
            <text:p><text:s/>€ 30.00 </text:p>
          </table:table-cell>
          <table:table-cell table:style-name="ce43" table:formula="of:=[.E17]*[.F17]" office:value-type="float" office:value="30" calcext:value-type="float">
            <text:p><text:s/>€ 30.00 </text:p>
          </table:table-cell>
          <table:table-cell table:style-name="ce51" table:number-columns-repeated="8"/>
          <table:table-cell table:style-name="ce26"/>
          <table:table-cell table:style-name="ce61" table:formula="of:=[.H17]*[.$H$1]+[.I17]*[.$I$1]+[.J17]*[.$J$1]+[.K17]*[.$K$1]+[.L17]*[.$L$1]+[.M17]*[.$M$1]+[.N17]*[.$N$1]+[.O17]*[.$O$1]+[.P17]" office:value-type="float" office:value="0" calcext:value-type="float">
            <text:p><text:s/>€ - <text:s text:c="2"/></text:p>
          </table:table-cell>
          <table:table-cell table:style-name="ce65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6" calcext:value-type="date">
            <text:p>Friday, February 06, 2026</text:p>
          </table:table-cell>
          <table:table-cell table:style-name="ce14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30" calcext:value-type="float">
            <text:p><text:s/>€ 30.00 </text:p>
          </table:table-cell>
          <table:table-cell table:style-name="ce43" table:formula="of:=[.E18]*[.F18]" office:value-type="float" office:value="30" calcext:value-type="float">
            <text:p><text:s/>€ 30.00 </text:p>
          </table:table-cell>
          <table:table-cell table:style-name="ce51" table:number-columns-repeated="8"/>
          <table:table-cell table:style-name="ce26"/>
          <table:table-cell table:style-name="ce61" table:formula="of:=[.H18]*[.$H$1]+[.I18]*[.$I$1]+[.J18]*[.$J$1]+[.K18]*[.$K$1]+[.L18]*[.$L$1]+[.M18]*[.$M$1]+[.N18]*[.$N$1]+[.O18]*[.$O$1]+[.P18]" office:value-type="float" office:value="0" calcext:value-type="float">
            <text:p><text:s/>€ - <text:s text:c="2"/></text:p>
          </table:table-cell>
          <table:table-cell table:style-name="ce65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1" calcext:value-type="date">
            <text:p>Wednesday, February 11, 2026</text:p>
          </table:table-cell>
          <table:table-cell table:style-name="ce15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30" calcext:value-type="float">
            <text:p><text:s/>€ 30.00 </text:p>
          </table:table-cell>
          <table:table-cell table:style-name="ce42" table:formula="of:=[.E19]*[.F19]" office:value-type="float" office:value="30" calcext:value-type="float">
            <text:p><text:s/>€ 3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19]*[.$H$1]+[.I19]*[.$I$1]+[.J19]*[.$J$1]+[.K19]*[.$K$1]+[.L19]*[.$L$1]+[.M19]*[.$M$1]+[.N19]*[.$N$1]+[.O19]*[.$O$1]+[.P19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2" calcext:value-type="date">
            <text:p>Thursday, February 12, 2026</text:p>
          </table:table-cell>
          <table:table-cell table:style-name="ce15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30" calcext:value-type="float">
            <text:p><text:s/>€ 30.00 </text:p>
          </table:table-cell>
          <table:table-cell table:style-name="ce42" table:formula="of:=[.E20]*[.F20]" office:value-type="float" office:value="30" calcext:value-type="float">
            <text:p><text:s/>€ 3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20]*[.$H$1]+[.I20]*[.$I$1]+[.J20]*[.$J$1]+[.K20]*[.$K$1]+[.L20]*[.$L$1]+[.M20]*[.$M$1]+[.N20]*[.$N$1]+[.O20]*[.$O$1]+[.P20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3" calcext:value-type="date">
            <text:p>Friday, February 13, 2026</text:p>
          </table:table-cell>
          <table:table-cell table:style-name="ce15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30" calcext:value-type="float">
            <text:p><text:s/>€ 30.00 </text:p>
          </table:table-cell>
          <table:table-cell table:style-name="ce42" table:formula="of:=[.E21]*[.F21]" office:value-type="float" office:value="30" calcext:value-type="float">
            <text:p><text:s/>€ 3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21]*[.$H$1]+[.I21]*[.$I$1]+[.J21]*[.$J$1]+[.K21]*[.$K$1]+[.L21]*[.$L$1]+[.M21]*[.$M$1]+[.N21]*[.$N$1]+[.O21]*[.$O$1]+[.P21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8" calcext:value-type="date">
            <text:p>Wednesday, February 18, 2026</text:p>
          </table:table-cell>
          <table:table-cell table:style-name="ce15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30" calcext:value-type="float">
            <text:p><text:s/>€ 30.00 </text:p>
          </table:table-cell>
          <table:table-cell table:style-name="ce42" table:formula="of:=[.E22]*[.F22]" office:value-type="float" office:value="30" calcext:value-type="float">
            <text:p><text:s/>€ 3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22]*[.$H$1]+[.I22]*[.$I$1]+[.J22]*[.$J$1]+[.K22]*[.$K$1]+[.L22]*[.$L$1]+[.M22]*[.$M$1]+[.N22]*[.$N$1]+[.O22]*[.$O$1]+[.P22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9" calcext:value-type="date">
            <text:p>Thursday, February 19, 2026</text:p>
          </table:table-cell>
          <table:table-cell table:style-name="ce15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7" office:value-type="float" office:value="30" calcext:value-type="float">
            <text:p><text:s/>€ 30.00 </text:p>
          </table:table-cell>
          <table:table-cell table:style-name="ce44" table:formula="of:=[.E23]*[.F23]" office:value-type="float" office:value="30" calcext:value-type="float">
            <text:p><text:s/>€ 3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23]*[.$H$1]+[.I23]*[.$I$1]+[.J23]*[.$J$1]+[.K23]*[.$K$1]+[.L23]*[.$L$1]+[.M23]*[.$M$1]+[.N23]*[.$N$1]+[.O23]*[.$O$1]+[.P23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20" calcext:value-type="date">
            <text:p>Friday, February 20, 2026</text:p>
          </table:table-cell>
          <table:table-cell table:style-name="ce15" office:value-type="string" calcext:value-type="string">
            <text:p>Gooische Pianoleraar</text:p>
          </table:table-cell>
          <table:table-cell table:style-name="ce23" office:value-type="string" calcext:value-type="string">
            <text:p>SC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30" calcext:value-type="float">
            <text:p><text:s/>€ 30.00 </text:p>
          </table:table-cell>
          <table:table-cell table:style-name="ce42" table:formula="of:=[.E24]*[.F24]" office:value-type="float" office:value="30" calcext:value-type="float">
            <text:p><text:s/>€ 3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24]*[.$H$1]+[.I24]*[.$I$1]+[.J24]*[.$J$1]+[.K24]*[.$K$1]+[.L24]*[.$L$1]+[.M24]*[.$M$1]+[.N24]*[.$N$1]+[.O24]*[.$O$1]+[.P24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2" calcext:value-type="date">
            <text:p>Thursday, February 12, 2026</text:p>
          </table:table-cell>
          <table:table-cell table:style-name="ce15" office:value-type="string" calcext:value-type="string">
            <text:p>HilverZorg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25]*[.F25]" office:value-type="float" office:value="80" calcext:value-type="float">
            <text:p><text:s/>€ 80.00 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number-columns-repeated="2"/>
          <table:table-cell table:style-name="ce14" table:number-columns-repeated="3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25]*[.$H$1]+[.I25]*[.$I$1]+[.J25]*[.$J$1]+[.K25]*[.$K$1]+[.L25]*[.$L$1]+[.M25]*[.$M$1]+[.N25]*[.$N$1]+[.O25]*[.$O$1]+[.P25]" office:value-type="float" office:value="62.5" calcext:value-type="float">
            <text:p><text:s/>€ 62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9" calcext:value-type="date">
            <text:p>Monday, February 09, 2026</text:p>
          </table:table-cell>
          <table:table-cell table:style-name="ce14" office:value-type="string" calcext:value-type="string">
            <text:p>HSV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8" office:value-type="float" office:value="72" calcext:value-type="float">
            <text:p><text:s/>€ 72.00 </text:p>
          </table:table-cell>
          <table:table-cell table:style-name="ce43" table:formula="of:=[.E26]*[.F26]" office:value-type="float" office:value="72" calcext:value-type="float">
            <text:p><text:s/>€ 72.00 </text:p>
          </table:table-cell>
          <table:table-cell table:style-name="ce51" office:value-type="float" office:value="9" calcext:value-type="float">
            <text:p>9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4"/>
          <table:table-cell table:style-name="ce26"/>
          <table:table-cell table:style-name="ce61" table:formula="of:=[.H26]*[.$H$1]+[.I26]*[.$I$1]+[.J26]*[.$J$1]+[.K26]*[.$K$1]+[.L26]*[.$L$1]+[.M26]*[.$M$1]+[.N26]*[.$N$1]+[.O26]*[.$O$1]+[.P26]" office:value-type="float" office:value="25.5" calcext:value-type="float">
            <text:p><text:s/>€ 25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5" calcext:value-type="date">
            <text:p>Thursday, February 05, 2026</text:p>
          </table:table-cell>
          <table:table-cell table:style-name="ce14" office:value-type="string" calcext:value-type="string">
            <text:p>Huurdersvereniging Residence Zonnestraal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80" calcext:value-type="float">
            <text:p><text:s/>€ 80.00 </text:p>
          </table:table-cell>
          <table:table-cell table:style-name="ce43" table:formula="of:=[.E27]*[.F27]" office:value-type="float" office:value="80" calcext:value-type="float">
            <text:p><text:s/>€ 80.00 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1" table:number-columns-repeated="6"/>
          <table:table-cell table:style-name="ce26"/>
          <table:table-cell table:style-name="ce61" table:formula="of:=[.H27]*[.$H$1]+[.I27]*[.$I$1]+[.J27]*[.$J$1]+[.K27]*[.$K$1]+[.L27]*[.$L$1]+[.M27]*[.$M$1]+[.N27]*[.$N$1]+[.O27]*[.$O$1]+[.P27]" office:value-type="float" office:value="63" calcext:value-type="float">
            <text:p><text:s/>€ 63.00 </text:p>
          </table:table-cell>
          <table:table-cell table:style-name="ce65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1" calcext:value-type="date">
            <text:p>Wednesday, February 11, 2026</text:p>
          </table:table-cell>
          <table:table-cell table:style-name="ce12" office:value-type="string" calcext:value-type="string">
            <text:p>ICF + lunch</text:p>
          </table:table-cell>
          <table:table-cell table:style-name="ce23" office:value-type="string" calcext:value-type="string">
            <text:p>3 4 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00" calcext:value-type="float">
            <text:p><text:s/>€ 100.00 </text:p>
          </table:table-cell>
          <table:table-cell table:style-name="ce43" table:formula="of:=[.E28]*[.F28]" office:value-type="float" office:value="100" calcext:value-type="float">
            <text:p><text:s/>€ 100.00 </text:p>
          </table:table-cell>
          <table:table-cell table:style-name="ce51" table:number-columns-repeated="4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51"/>
          <table:table-cell table:style-name="ce26"/>
          <table:table-cell table:style-name="ce61" table:formula="of:=[.H28]*[.$H$1]+[.I28]*[.$I$1]+[.J28]*[.$J$1]+[.K28]*[.$K$1]+[.L28]*[.$L$1]+[.M28]*[.$M$1]+[.N28]*[.$N$1]+[.O28]*[.$O$1]+[.P28]" office:value-type="float" office:value="10" calcext:value-type="float">
            <text:p><text:s/>€ 10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3" calcext:value-type="date">
            <text:p>Friday, February 13, 2026</text:p>
          </table:table-cell>
          <table:table-cell table:style-name="ce15" office:value-type="string" calcext:value-type="string">
            <text:p>Inovum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29]*[.F29]" office:value-type="float" office:value="160" calcext:value-type="float">
            <text:p><text:s/>€ 160.00 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29]*[.$H$1]+[.I29]*[.$I$1]+[.J29]*[.$J$1]+[.K29]*[.$K$1]+[.L29]*[.$L$1]+[.M29]*[.$M$1]+[.N29]*[.$N$1]+[.O29]*[.$O$1]+[.P29]" office:value-type="float" office:value="286" calcext:value-type="float">
            <text:p><text:s/>€ 286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7" calcext:value-type="date">
            <text:p>Tuesday, February 17, 2026</text:p>
          </table:table-cell>
          <table:table-cell table:style-name="ce13" office:value-type="string" calcext:value-type="string">
            <text:p>Inovum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30]*[.F30]" office:value-type="float" office:value="160" calcext:value-type="float">
            <text:p><text:s/>€ 160.00 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30]*[.$H$1]+[.I30]*[.$I$1]+[.J30]*[.$J$1]+[.K30]*[.$K$1]+[.L30]*[.$L$1]+[.M30]*[.$M$1]+[.N30]*[.$N$1]+[.O30]*[.$O$1]+[.P30]" office:value-type="float" office:value="91.5" calcext:value-type="float">
            <text:p><text:s/>€ 91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5-02-17" calcext:value-type="date">
            <text:p>Monday, February 17, 2025</text:p>
          </table:table-cell>
          <table:table-cell table:style-name="ce15" office:value-type="string" calcext:value-type="string">
            <text:p>Kunstlezing EG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4" office:value-type="float" office:value="72" calcext:value-type="float">
            <text:p><text:s/>€ 72.00 </text:p>
          </table:table-cell>
          <table:table-cell table:style-name="ce42" table:formula="of:=[.E31]*[.F31]" office:value-type="float" office:value="72" calcext:value-type="float">
            <text:p><text:s/>€ 72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31]*[.$H$1]+[.I31]*[.$I$1]+[.J31]*[.$J$1]+[.K31]*[.$K$1]+[.L31]*[.$L$1]+[.M31]*[.$M$1]+[.N31]*[.$N$1]+[.O31]*[.$O$1]+[.P31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5" calcext:value-type="date">
            <text:p>Sunday, February 15, 2026</text:p>
          </table:table-cell>
          <table:table-cell table:style-name="ce15" office:value-type="string" calcext:value-type="string">
            <text:p>Leerlingenconcert Kamperdijk</text:p>
          </table:table-cell>
          <table:table-cell table:style-name="ce23" office:value-type="string" calcext:value-type="string">
            <text:p>3 4 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32]*[.F32]" office:value-type="float" office:value="100" calcext:value-type="float">
            <text:p><text:s/>€ 10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32]*[.$H$1]+[.I32]*[.$I$1]+[.J32]*[.$J$1]+[.K32]*[.$K$1]+[.L32]*[.$L$1]+[.M32]*[.$M$1]+[.N32]*[.$N$1]+[.O32]*[.$O$1]+[.P32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6" calcext:value-type="date">
            <text:p>Monday, February 16, 2026</text:p>
          </table:table-cell>
          <table:table-cell table:style-name="ce15" office:value-type="string" calcext:value-type="string">
            <text:p>Leeskring Hilversum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38" calcext:value-type="float">
            <text:p><text:s/>€ 38.00 </text:p>
          </table:table-cell>
          <table:table-cell table:style-name="ce42" table:formula="of:=[.E33]*[.F33]" office:value-type="float" office:value="38" calcext:value-type="float">
            <text:p><text:s/>€ 38.00 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14" table:number-columns-repeated="3"/>
          <table:table-cell table:style-name="ce51"/>
          <table:table-cell table:style-name="ce26"/>
          <table:table-cell table:style-name="ce61" table:formula="of:=[.H33]*[.$H$1]+[.I33]*[.$I$1]+[.J33]*[.$J$1]+[.K33]*[.$K$1]+[.L33]*[.$L$1]+[.M33]*[.$M$1]+[.N33]*[.$N$1]+[.O33]*[.$O$1]+[.P33]" office:value-type="float" office:value="10.5" calcext:value-type="float">
            <text:p><text:s/>€ 10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4" calcext:value-type="date">
            <text:p>Wednesday, February 04, 2026</text:p>
          </table:table-cell>
          <table:table-cell table:style-name="ce14" office:value-type="string" calcext:value-type="string">
            <text:p>Popkoor One Up</text:p>
          </table:table-cell>
          <table:table-cell table:style-name="ce23" office:value-type="string" calcext:value-type="string">
            <text:p>KZ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00" calcext:value-type="float">
            <text:p><text:s/>€ 100.00 </text:p>
          </table:table-cell>
          <table:table-cell table:style-name="ce43" table:formula="of:=[.E34]*[.F34]" office:value-type="float" office:value="100" calcext:value-type="float">
            <text:p><text:s/>€ 100.00 </text:p>
          </table:table-cell>
          <table:table-cell table:style-name="ce51" table:number-columns-repeated="8"/>
          <table:table-cell table:style-name="ce26"/>
          <table:table-cell table:style-name="ce61" table:formula="of:=[.H34]*[.$H$1]+[.I34]*[.$I$1]+[.J34]*[.$J$1]+[.K34]*[.$K$1]+[.L34]*[.$L$1]+[.M34]*[.$M$1]+[.N34]*[.$N$1]+[.O34]*[.$O$1]+[.P34]" office:value-type="float" office:value="0" calcext:value-type="float">
            <text:p><text:s/>€ - <text:s text:c="2"/></text:p>
          </table:table-cell>
          <table:table-cell table:style-name="ce65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1" calcext:value-type="date">
            <text:p>Wednesday, February 11, 2026</text:p>
          </table:table-cell>
          <table:table-cell table:style-name="ce14" office:value-type="string" calcext:value-type="string">
            <text:p>Popkoor One Up</text:p>
          </table:table-cell>
          <table:table-cell table:style-name="ce23" office:value-type="string" calcext:value-type="string">
            <text:p>KZ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35]*[.F35]" office:value-type="float" office:value="100" calcext:value-type="float">
            <text:p><text:s/>€ 10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35]*[.$H$1]+[.I35]*[.$I$1]+[.J35]*[.$J$1]+[.K35]*[.$K$1]+[.L35]*[.$L$1]+[.M35]*[.$M$1]+[.N35]*[.$N$1]+[.O35]*[.$O$1]+[.P35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8" calcext:value-type="date">
            <text:p>Wednesday, February 18, 2026</text:p>
          </table:table-cell>
          <table:table-cell table:style-name="ce15" office:value-type="string" calcext:value-type="string">
            <text:p>Popkoor One Up</text:p>
          </table:table-cell>
          <table:table-cell table:style-name="ce23" office:value-type="string" calcext:value-type="string">
            <text:p>KZ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36]*[.F36]" office:value-type="float" office:value="100" calcext:value-type="float">
            <text:p><text:s/>€ 10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36]*[.$H$1]+[.I36]*[.$I$1]+[.J36]*[.$J$1]+[.K36]*[.$K$1]+[.L36]*[.$L$1]+[.M36]*[.$M$1]+[.N36]*[.$N$1]+[.O36]*[.$O$1]+[.P36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2" calcext:value-type="date">
            <text:p>Monday, February 02, 2026</text:p>
          </table:table-cell>
          <table:table-cell table:style-name="ce14" office:value-type="string" calcext:value-type="string">
            <text:p>Popkoor Prestige</text:p>
          </table:table-cell>
          <table:table-cell table:style-name="ce23" office:value-type="string" calcext:value-type="string">
            <text:p>KZ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37]*[.F37]" office:value-type="float" office:value="100" calcext:value-type="float">
            <text:p><text:s/>€ 100.00 </text:p>
          </table:table-cell>
          <table:table-cell table:style-name="ce52" table:number-columns-repeated="8"/>
          <table:table-cell table:style-name="ce59"/>
          <table:table-cell table:style-name="ce61" table:formula="of:=[.H37]*[.$H$1]+[.I37]*[.$I$1]+[.J37]*[.$J$1]+[.K37]*[.$K$1]+[.L37]*[.$L$1]+[.M37]*[.$M$1]+[.N37]*[.$N$1]+[.O37]*[.$O$1]+[.P37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66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9" calcext:value-type="date">
            <text:p>Monday, February 09, 2026</text:p>
          </table:table-cell>
          <table:table-cell table:style-name="ce14" office:value-type="string" calcext:value-type="string">
            <text:p>Popkoor Prestige</text:p>
          </table:table-cell>
          <table:table-cell table:style-name="ce23" office:value-type="string" calcext:value-type="string">
            <text:p>KZ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00" calcext:value-type="float">
            <text:p><text:s/>€ 100.00 </text:p>
          </table:table-cell>
          <table:table-cell table:style-name="ce43" table:formula="of:=[.E38]*[.F38]" office:value-type="float" office:value="100" calcext:value-type="float">
            <text:p><text:s/>€ 100.00 </text:p>
          </table:table-cell>
          <table:table-cell table:style-name="ce51" table:number-columns-repeated="8"/>
          <table:table-cell table:style-name="ce26"/>
          <table:table-cell table:style-name="ce61" table:formula="of:=[.H38]*[.$H$1]+[.I38]*[.$I$1]+[.J38]*[.$J$1]+[.K38]*[.$K$1]+[.L38]*[.$L$1]+[.M38]*[.$M$1]+[.N38]*[.$N$1]+[.O38]*[.$O$1]+[.P38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6" calcext:value-type="date">
            <text:p>Monday, February 16, 2026</text:p>
          </table:table-cell>
          <table:table-cell table:style-name="ce15" office:value-type="string" calcext:value-type="string">
            <text:p>Popkoor Prestige</text:p>
          </table:table-cell>
          <table:table-cell table:style-name="ce23" office:value-type="string" calcext:value-type="string">
            <text:p>KZ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39]*[.F39]" office:value-type="float" office:value="100" calcext:value-type="float">
            <text:p><text:s/>€ 10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39]*[.$H$1]+[.I39]*[.$I$1]+[.J39]*[.$J$1]+[.K39]*[.$K$1]+[.L39]*[.$L$1]+[.M39]*[.$M$1]+[.N39]*[.$N$1]+[.O39]*[.$O$1]+[.P39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23" calcext:value-type="date">
            <text:p>Monday, February 23, 2026</text:p>
          </table:table-cell>
          <table:table-cell table:style-name="ce15" office:value-type="string" calcext:value-type="string">
            <text:p>Popkoor Prestige</text:p>
          </table:table-cell>
          <table:table-cell table:style-name="ce23" office:value-type="string" calcext:value-type="string">
            <text:p>KZ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40]*[.F40]" office:value-type="float" office:value="100" calcext:value-type="float">
            <text:p><text:s/>€ 10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40]*[.$H$1]+[.I40]*[.$I$1]+[.J40]*[.$J$1]+[.K40]*[.$K$1]+[.L40]*[.$L$1]+[.M40]*[.$M$1]+[.N40]*[.$N$1]+[.O40]*[.$O$1]+[.P40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1" calcext:value-type="date">
            <text:p>Wednesday, February 11, 2026</text:p>
          </table:table-cell>
          <table:table-cell table:style-name="ce14" office:value-type="string" calcext:value-type="string">
            <text:p>Restaurant 1215 Heikracht</text:p>
          </table:table-cell>
          <table:table-cell table:style-name="ce23" office:value-type="string" calcext:value-type="string">
            <text:p>3 4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50" calcext:value-type="float">
            <text:p><text:s/>€ 50.00 </text:p>
          </table:table-cell>
          <table:table-cell table:style-name="ce43" table:formula="of:=[.E41]*[.F41]" office:value-type="float" office:value="50" calcext:value-type="float">
            <text:p><text:s/>€ 50.00 </text:p>
          </table:table-cell>
          <table:table-cell table:style-name="ce51" table:number-columns-repeated="8"/>
          <table:table-cell table:style-name="ce26"/>
          <table:table-cell table:style-name="ce61" table:formula="of:=[.H41]*[.$H$1]+[.I41]*[.$I$1]+[.J41]*[.$J$1]+[.K41]*[.$K$1]+[.L41]*[.$L$1]+[.M41]*[.$M$1]+[.N41]*[.$N$1]+[.O41]*[.$O$1]+[.P41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25" calcext:value-type="date">
            <text:p>Wednesday, February 25, 2026</text:p>
          </table:table-cell>
          <table:table-cell table:style-name="ce15" office:value-type="string" calcext:value-type="string">
            <text:p>Restaurant 1215 Heikracht</text:p>
          </table:table-cell>
          <table:table-cell table:style-name="ce23" office:value-type="string" calcext:value-type="string">
            <text:p>3 4 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50" calcext:value-type="float">
            <text:p><text:s/>€ 50.00 </text:p>
          </table:table-cell>
          <table:table-cell table:style-name="ce42" table:formula="of:=[.E42]*[.F42]" office:value-type="float" office:value="50" calcext:value-type="float">
            <text:p><text:s/>€ 50.00 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42]*[.$H$1]+[.I42]*[.$I$1]+[.J42]*[.$J$1]+[.K42]*[.$K$1]+[.L42]*[.$L$1]+[.M42]*[.$M$1]+[.N42]*[.$N$1]+[.O42]*[.$O$1]+[.P42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6" calcext:value-type="date">
            <text:p>Friday, February 06, 2026</text:p>
          </table:table-cell>
          <table:table-cell table:style-name="ce14" office:value-type="string" calcext:value-type="string">
            <text:p>Sonnevelt Opleidingen EC-1</text:p>
          </table:table-cell>
          <table:table-cell table:style-name="ce23" office:value-type="string" calcext:value-type="string">
            <text:p>3 4 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8" office:value-type="float" office:value="72" calcext:value-type="float">
            <text:p><text:s/>€ 72.00 </text:p>
          </table:table-cell>
          <table:table-cell table:style-name="ce43" table:formula="of:=[.E43]*[.F43]" office:value-type="float" office:value="144" calcext:value-type="float">
            <text:p><text:s/>€ 144.00 </text:p>
          </table:table-cell>
          <table:table-cell table:style-name="ce51"/>
          <table:table-cell table:style-name="ce51" office:value-type="float" office:value="12" calcext:value-type="float">
            <text:p>12</text:p>
          </table:table-cell>
          <table:table-cell table:style-name="ce51" table:number-columns-repeated="6"/>
          <table:table-cell table:style-name="ce26"/>
          <table:table-cell table:style-name="ce61" table:formula="of:=[.H43]*[.$H$1]+[.I43]*[.$I$1]+[.J43]*[.$J$1]+[.K43]*[.$K$1]+[.L43]*[.$L$1]+[.M43]*[.$M$1]+[.N43]*[.$N$1]+[.O43]*[.$O$1]+[.P43]" office:value-type="float" office:value="126" calcext:value-type="float">
            <text:p><text:s/>€ 126.00 </text:p>
          </table:table-cell>
          <table:table-cell table:style-name="ce65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0" calcext:value-type="date">
            <text:p>Tuesday, February 10, 2026</text:p>
          </table:table-cell>
          <table:table-cell table:style-name="ce14" office:value-type="string" calcext:value-type="string">
            <text:p>Tuinvereniging Hilversum</text:p>
          </table:table-cell>
          <table:table-cell table:style-name="ce23" office:value-type="string" calcext:value-type="string">
            <text:p>3 4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44]*[.F44]" office:value-type="float" office:value="100" calcext:value-type="float">
            <text:p><text:s/>€ 100.00 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26"/>
          <table:table-cell table:style-name="ce61" table:formula="of:=[.H44]*[.$H$1]+[.I44]*[.$I$1]+[.J44]*[.$J$1]+[.K44]*[.$K$1]+[.L44]*[.$L$1]+[.M44]*[.$M$1]+[.N44]*[.$N$1]+[.O44]*[.$O$1]+[.P44]" office:value-type="float" office:value="97.25" calcext:value-type="float">
            <text:p><text:s/>€ 97.25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24" calcext:value-type="date">
            <text:p>Tuesday, February 24, 2026</text:p>
          </table:table-cell>
          <table:table-cell table:style-name="ce15" office:value-type="string" calcext:value-type="string">
            <text:p>VvE Bosdrift 142-176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45]*[.F45]" office:value-type="float" office:value="80" calcext:value-type="float">
            <text:p><text:s/>€ 80.00 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14" table:number-columns-repeated="3"/>
          <table:table-cell table:style-name="ce51"/>
          <table:table-cell table:style-name="ce26"/>
          <table:table-cell table:style-name="ce61" table:formula="of:=[.H45]*[.$H$1]+[.I45]*[.$I$1]+[.J45]*[.$J$1]+[.K45]*[.$K$1]+[.L45]*[.$L$1]+[.M45]*[.$M$1]+[.N45]*[.$N$1]+[.O45]*[.$O$1]+[.P45]" office:value-type="float" office:value="21" calcext:value-type="float">
            <text:p><text:s/>€ 21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0" calcext:value-type="date">
            <text:p>Tuesday, February 10, 2026</text:p>
          </table:table-cell>
          <table:table-cell table:style-name="ce15" office:value-type="string" calcext:value-type="string">
            <text:p>VvE de 4 seizoene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80" calcext:value-type="float">
            <text:p><text:s/>€ 80.00 </text:p>
          </table:table-cell>
          <table:table-cell table:style-name="ce43" table:formula="of:=[.E46]*[.F46]" office:value-type="float" office:value="80" calcext:value-type="float">
            <text:p><text:s/>€ 80.00 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6"/>
          <table:table-cell table:style-name="ce26"/>
          <table:table-cell table:style-name="ce61" table:formula="of:=[.H46]*[.$H$1]+[.I46]*[.$I$1]+[.J46]*[.$J$1]+[.K46]*[.$K$1]+[.L46]*[.$L$1]+[.M46]*[.$M$1]+[.N46]*[.$N$1]+[.O46]*[.$O$1]+[.P46]" office:value-type="float" office:value="31.5" calcext:value-type="float">
            <text:p><text:s/>€ 31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05" calcext:value-type="date">
            <text:p>Thursday, February 05, 2026</text:p>
          </table:table-cell>
          <table:table-cell table:style-name="ce14" office:value-type="string" calcext:value-type="string">
            <text:p>VvE de Stichtse Poort</text:p>
          </table:table-cell>
          <table:table-cell table:style-name="ce23" office:value-type="string" calcext:value-type="string">
            <text:p>3 4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00" calcext:value-type="float">
            <text:p><text:s/>€ 100.00 </text:p>
          </table:table-cell>
          <table:table-cell table:style-name="ce43" table:formula="of:=[.E47]*[.F47]" office:value-type="float" office:value="100" calcext:value-type="float">
            <text:p><text:s/>€ 100.00 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47]*[.$H$1]+[.I47]*[.$I$1]+[.J47]*[.$J$1]+[.K47]*[.$K$1]+[.L47]*[.$L$1]+[.M47]*[.$M$1]+[.N47]*[.$N$1]+[.O47]*[.$O$1]+[.P47]" office:value-type="float" office:value="62.5" calcext:value-type="float">
            <text:p><text:s/>€ 62.50 </text:p>
          </table:table-cell>
          <table:table-cell table:style-name="ce65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25" calcext:value-type="date">
            <text:p>Wednesday, February 25, 2026</text:p>
          </table:table-cell>
          <table:table-cell table:style-name="ce15" office:value-type="string" calcext:value-type="string">
            <text:p>VvE Karel Doormanlaan 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48]*[.F48]" office:value-type="float" office:value="80" calcext:value-type="float">
            <text:p><text:s/>€ 80.00 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14" table:number-columns-repeated="3"/>
          <table:table-cell table:style-name="ce51"/>
          <table:table-cell table:style-name="ce26"/>
          <table:table-cell table:style-name="ce61" table:formula="of:=[.H48]*[.$H$1]+[.I48]*[.$I$1]+[.J48]*[.$J$1]+[.K48]*[.$K$1]+[.L48]*[.$L$1]+[.M48]*[.$M$1]+[.N48]*[.$N$1]+[.O48]*[.$O$1]+[.P48]" office:value-type="float" office:value="14" calcext:value-type="float">
            <text:p><text:s/>€ 14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7" calcext:value-type="date">
            <text:p>Tuesday, February 17, 2026</text:p>
          </table:table-cell>
          <table:table-cell table:style-name="ce15" office:value-type="string" calcext:value-type="string">
            <text:p>VvE Karel Doormanlaan 402-444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49]*[.F49]" office:value-type="float" office:value="80" calcext:value-type="float">
            <text:p><text:s/>€ 80.00 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14" table:number-columns-repeated="3"/>
          <table:table-cell table:style-name="ce51"/>
          <table:table-cell table:style-name="ce26"/>
          <table:table-cell table:style-name="ce61" table:formula="of:=[.H49]*[.$H$1]+[.I49]*[.$I$1]+[.J49]*[.$J$1]+[.K49]*[.$K$1]+[.L49]*[.$L$1]+[.M49]*[.$M$1]+[.N49]*[.$N$1]+[.O49]*[.$O$1]+[.P49]" office:value-type="float" office:value="21" calcext:value-type="float">
            <text:p><text:s/>€ 21.0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27" calcext:value-type="date">
            <text:p>Friday, February 27, 2026</text:p>
          </table:table-cell>
          <table:table-cell table:style-name="ce15" office:value-type="string" calcext:value-type="string">
            <text:p>vvE Rozenhage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80" calcext:value-type="float">
            <text:p><text:s/>€ 80.00 </text:p>
          </table:table-cell>
          <table:table-cell table:style-name="ce42" table:formula="of:=[.E50]*[.F50]" office:value-type="float" office:value="80" calcext:value-type="float">
            <text:p><text:s/>€ 80.00 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51"/>
          <table:table-cell table:style-name="ce26"/>
          <table:table-cell table:style-name="ce61" table:formula="of:=[.H50]*[.$H$1]+[.I50]*[.$I$1]+[.J50]*[.$J$1]+[.K50]*[.$K$1]+[.L50]*[.$L$1]+[.M50]*[.$M$1]+[.N50]*[.$N$1]+[.O50]*[.$O$1]+[.P50]" office:value-type="float" office:value="48.25" calcext:value-type="float">
            <text:p><text:s/>€ 48.25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 office:value-type="date" office:date-value="2026-02-16" calcext:value-type="date">
            <text:p>Monday, February 16, 2026</text:p>
          </table:table-cell>
          <table:table-cell table:style-name="ce15" office:value-type="string" calcext:value-type="string">
            <text:p>VvE Vaartweg 190</text:p>
          </table:table-cell>
          <table:table-cell table:style-name="ce23" office:value-type="string" calcext:value-type="string">
            <text:p>3 4 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35" office:value-type="float" office:value="100" calcext:value-type="float">
            <text:p><text:s/>€ 100.00 </text:p>
          </table:table-cell>
          <table:table-cell table:style-name="ce42" table:formula="of:=[.E51]*[.F51]" office:value-type="float" office:value="100" calcext:value-type="float">
            <text:p><text:s/>€ 100.00 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number-columns-repeated="2"/>
          <table:table-cell table:style-name="ce14" table:number-columns-repeated="3"/>
          <table:table-cell table:style-name="ce51" office:value-type="float" office:value="1" calcext:value-type="float">
            <text:p>1</text:p>
          </table:table-cell>
          <table:table-cell table:style-name="ce26"/>
          <table:table-cell table:style-name="ce61" table:formula="of:=[.H51]*[.$H$1]+[.I51]*[.$I$1]+[.J51]*[.$J$1]+[.K51]*[.$K$1]+[.L51]*[.$L$1]+[.M51]*[.$M$1]+[.N51]*[.$N$1]+[.O51]*[.$O$1]+[.P51]" office:value-type="float" office:value="62.5" calcext:value-type="float">
            <text:p><text:s/>€ 62.50 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2]*[.F52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2]*[.$H$1]+[.I52]*[.$I$1]+[.J52]*[.$J$1]+[.K52]*[.$K$1]+[.L52]*[.$L$1]+[.M52]*[.$M$1]+[.N52]*[.$N$1]+[.O52]*[.$O$1]+[.P52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3]*[.F53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3]*[.$H$1]+[.I53]*[.$I$1]+[.J53]*[.$J$1]+[.K53]*[.$K$1]+[.L53]*[.$L$1]+[.M53]*[.$M$1]+[.N53]*[.$N$1]+[.O53]*[.$O$1]+[.P53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4]*[.F54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4]*[.$H$1]+[.I54]*[.$I$1]+[.J54]*[.$J$1]+[.K54]*[.$K$1]+[.L54]*[.$L$1]+[.M54]*[.$M$1]+[.N54]*[.$N$1]+[.O54]*[.$O$1]+[.P54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5]*[.F55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5]*[.$H$1]+[.I55]*[.$I$1]+[.J55]*[.$J$1]+[.K55]*[.$K$1]+[.L55]*[.$L$1]+[.M55]*[.$M$1]+[.N55]*[.$N$1]+[.O55]*[.$O$1]+[.P55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6]*[.F56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6]*[.$H$1]+[.I56]*[.$I$1]+[.J56]*[.$J$1]+[.K56]*[.$K$1]+[.L56]*[.$L$1]+[.M56]*[.$M$1]+[.N56]*[.$N$1]+[.O56]*[.$O$1]+[.P56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7]*[.F57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7]*[.$H$1]+[.I57]*[.$I$1]+[.J57]*[.$J$1]+[.K57]*[.$K$1]+[.L57]*[.$L$1]+[.M57]*[.$M$1]+[.N57]*[.$N$1]+[.O57]*[.$O$1]+[.P57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8]*[.F58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8]*[.$H$1]+[.I58]*[.$I$1]+[.J58]*[.$J$1]+[.K58]*[.$K$1]+[.L58]*[.$L$1]+[.M58]*[.$M$1]+[.N58]*[.$N$1]+[.O58]*[.$O$1]+[.P58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59]*[.F59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59]*[.$H$1]+[.I59]*[.$I$1]+[.J59]*[.$J$1]+[.K59]*[.$K$1]+[.L59]*[.$L$1]+[.M59]*[.$M$1]+[.N59]*[.$N$1]+[.O59]*[.$O$1]+[.P59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0]*[.F60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0]*[.$H$1]+[.I60]*[.$I$1]+[.J60]*[.$J$1]+[.K60]*[.$K$1]+[.L60]*[.$L$1]+[.M60]*[.$M$1]+[.N60]*[.$N$1]+[.O60]*[.$O$1]+[.P60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1]*[.F61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1]*[.$H$1]+[.I61]*[.$I$1]+[.J61]*[.$J$1]+[.K61]*[.$K$1]+[.L61]*[.$L$1]+[.M61]*[.$M$1]+[.N61]*[.$N$1]+[.O61]*[.$O$1]+[.P61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2]*[.F62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2]*[.$H$1]+[.I62]*[.$I$1]+[.J62]*[.$J$1]+[.K62]*[.$K$1]+[.L62]*[.$L$1]+[.M62]*[.$M$1]+[.N62]*[.$N$1]+[.O62]*[.$O$1]+[.P62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3]*[.F63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3]*[.$H$1]+[.I63]*[.$I$1]+[.J63]*[.$J$1]+[.K63]*[.$K$1]+[.L63]*[.$L$1]+[.M63]*[.$M$1]+[.N63]*[.$N$1]+[.O63]*[.$O$1]+[.P63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4]*[.F64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4]*[.$H$1]+[.I64]*[.$I$1]+[.J64]*[.$J$1]+[.K64]*[.$K$1]+[.L64]*[.$L$1]+[.M64]*[.$M$1]+[.N64]*[.$N$1]+[.O64]*[.$O$1]+[.P64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5]*[.F65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5]*[.$H$1]+[.I65]*[.$I$1]+[.J65]*[.$J$1]+[.K65]*[.$K$1]+[.L65]*[.$L$1]+[.M65]*[.$M$1]+[.N65]*[.$N$1]+[.O65]*[.$O$1]+[.P65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6]*[.F66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6]*[.$H$1]+[.I66]*[.$I$1]+[.J66]*[.$J$1]+[.K66]*[.$K$1]+[.L66]*[.$L$1]+[.M66]*[.$M$1]+[.N66]*[.$N$1]+[.O66]*[.$O$1]+[.P66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7]*[.F67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7]*[.$H$1]+[.I67]*[.$I$1]+[.J67]*[.$J$1]+[.K67]*[.$K$1]+[.L67]*[.$L$1]+[.M67]*[.$M$1]+[.N67]*[.$N$1]+[.O67]*[.$O$1]+[.P67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3"/>
          <table:table-cell table:style-name="ce26"/>
          <table:table-cell table:style-name="ce23"/>
          <table:table-cell table:style-name="ce35"/>
          <table:table-cell table:style-name="ce42" table:formula="of:=[.E68]*[.F68]" office:value-type="float" office:value="0" calcext:value-type="float">
            <text:p><text:s/>€ - <text:s text:c="2"/></text:p>
          </table:table-cell>
          <table:table-cell table:style-name="ce51" table:number-columns-repeated="4"/>
          <table:table-cell table:style-name="ce14" table:number-columns-repeated="3"/>
          <table:table-cell table:style-name="ce51"/>
          <table:table-cell table:style-name="ce26"/>
          <table:table-cell table:style-name="ce61" table:formula="of:=[.H68]*[.$H$1]+[.I68]*[.$I$1]+[.J68]*[.$J$1]+[.K68]*[.$K$1]+[.L68]*[.$L$1]+[.M68]*[.$M$1]+[.N68]*[.$N$1]+[.O68]*[.$O$1]+[.P68]" office:value-type="float" office:value="0" calcext:value-type="float">
            <text:p><text:s/>€ - <text:s text:c="2"/></text:p>
          </table:table-cell>
          <table:table-cell table:style-name="ce14" table:number-columns-repeated="2"/>
          <table:table-cell table:style-name="ce9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8" table:number-columns-repeated="3"/>
          <table:table-cell table:style-name="ce28"/>
          <table:table-cell table:style-name="ce9"/>
          <table:table-cell table:style-name="ce53" table:formula="of:=SUM([.H6:.H68])*[.$H$1]" office:value-type="currency" office:currency="EUR" office:value="63" calcext:value-type="currency">
            <text:p><text:s/>€ 63.00 </text:p>
          </table:table-cell>
          <table:table-cell table:style-name="ce53" table:formula="of:=SUM([.I6:.I68])*[.$I$1]" office:value-type="currency" office:currency="EUR" office:value="976.5" calcext:value-type="currency">
            <text:p><text:s/>€ 976.50 </text:p>
          </table:table-cell>
          <table:table-cell table:style-name="ce53" table:formula="of:=SUM([.J6:.J68])*[.$J$1]" office:value-type="currency" office:currency="EUR" office:value="61.25" calcext:value-type="currency">
            <text:p><text:s/>€ 61.25 </text:p>
          </table:table-cell>
          <table:table-cell table:style-name="ce53" table:formula="of:=SUM([.K6:.K68])*[.$K$1]" office:value-type="currency" office:currency="EUR" office:value="40.5" calcext:value-type="currency">
            <text:p><text:s/>€ 40.50 </text:p>
          </table:table-cell>
          <table:table-cell table:style-name="ce53" table:formula="of:=SUM([.L6:.L68])*[.$L$1]" office:value-type="currency" office:currency="EUR" office:value="57.75" calcext:value-type="currency">
            <text:p><text:s/>€ 57.75 </text:p>
          </table:table-cell>
          <table:table-cell table:style-name="ce53" table:formula="of:=SUM([.M6:.M68])*[.$M$1]" office:value-type="currency" office:currency="EUR" office:value="200" calcext:value-type="currency">
            <text:p><text:s/>€ 200.00 </text:p>
          </table:table-cell>
          <table:table-cell table:style-name="ce53" table:formula="of:=SUM([.N6:.N68])*[.$N$1]" office:value-type="currency" office:currency="EUR" office:value="0" calcext:value-type="currency">
            <text:p><text:s/>€ - <text:s text:c="2"/></text:p>
          </table:table-cell>
          <table:table-cell table:style-name="ce53" table:formula="of:=SUM([.O6:.O68])*[.$O$1]" office:value-type="currency" office:currency="EUR" office:value="80" calcext:value-type="currency">
            <text:p><text:s/>€ 80.00 </text:p>
          </table:table-cell>
          <table:table-cell table:style-name="ce60" table:formula="of:=SUM([.P6:.P68])" office:value-type="float" office:value="0" calcext:value-type="float">
            <text:p><text:s/>€ - <text:s text:c="2"/></text:p>
          </table:table-cell>
          <table:table-cell table:style-name="ce28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9" office:value-type="string" calcext:value-type="string">
            <text:p>Totaal</text:p>
          </table:table-cell>
          <table:table-cell table:style-name="ce18" table:number-columns-repeated="3"/>
          <table:table-cell table:style-name="ce28"/>
          <table:table-cell table:style-name="ce45" table:formula="of:=SUM([.G6:.G69])" office:value-type="float" office:value="3600" calcext:value-type="float">
            <text:p><text:s/>€ 3,600.00 </text:p>
          </table:table-cell>
          <table:table-cell table:style-name="ce47" table:number-columns-repeated="8"/>
          <table:table-cell table:style-name="ce28"/>
          <table:table-cell table:style-name="ce62" table:formula="of:=SUM([.Q6:.Q69])" office:value-type="float" office:value="1479" calcext:value-type="float">
            <text:p><text:s/>€ 1,479.00 </text:p>
          </table:table-cell>
          <table:table-cell table:style-name="ce9" table:number-columns-repeated="9"/>
          <table:table-cell table:number-columns-repeated="998"/>
        </table:table-row>
        <table:table-row table:style-name="ro1" table:number-rows-repeated="2">
          <table:table-cell table:style-name="ce2"/>
          <table:table-cell table:style-name="ce9"/>
          <table:table-cell table:style-name="ce18" table:number-columns-repeated="3"/>
          <table:table-cell table:style-name="ce28"/>
          <table:table-cell table:style-name="ce9"/>
          <table:table-cell table:style-name="ce47" table:number-columns-repeated="8"/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16" office:value-type="string" calcext:value-type="string">
            <text:p>Huur op rekening</text:p>
          </table:table-cell>
          <table:table-cell table:style-name="ce24" office:value-type="string" calcext:value-type="string">
            <text:p>#400 cr.</text:p>
          </table:table-cell>
          <table:table-cell table:style-name="ce27" table:formula="of:=[.G70]" office:value-type="currency" office:currency="EUR" office:value="3600" calcext:value-type="currency">
            <text:p><text:s/>€ 3,600.00 </text:p>
          </table:table-cell>
          <table:table-cell table:style-name="ce18"/>
          <table:table-cell table:style-name="ce28"/>
          <table:table-cell table:style-name="ce9"/>
          <table:table-cell table:style-name="ce47" table:number-columns-repeated="8"/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16" office:value-type="string" calcext:value-type="string">
            <text:p>Buffet op rekening</text:p>
          </table:table-cell>
          <table:table-cell table:style-name="ce24" office:value-type="string" calcext:value-type="string">
            <text:p>#410 cr.</text:p>
          </table:table-cell>
          <table:table-cell table:style-name="ce27" table:formula="of:=[.Q70]" office:value-type="currency" office:currency="EUR" office:value="1479" calcext:value-type="currency">
            <text:p><text:s/>€ 1,479.00 </text:p>
          </table:table-cell>
          <table:table-cell table:style-name="ce18"/>
          <table:table-cell table:style-name="ce28"/>
          <table:table-cell table:style-name="ce9"/>
          <table:table-cell table:style-name="ce47" table:number-columns-repeated="8"/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16" office:value-type="string" calcext:value-type="string">
            <text:p>Debiteuren</text:p>
          </table:table-cell>
          <table:table-cell table:style-name="ce24" office:value-type="string" calcext:value-type="string">
            <text:p>#140 dt.</text:p>
          </table:table-cell>
          <table:table-cell table:style-name="ce27" table:formula="of:=SUM([.D73:.D74])" office:value-type="currency" office:currency="EUR" office:value="5079" calcext:value-type="currency">
            <text:p><text:s/>€ 5,079.00 </text:p>
          </table:table-cell>
          <table:table-cell table:style-name="ce18"/>
          <table:table-cell table:style-name="ce28"/>
          <table:table-cell table:style-name="ce9"/>
          <table:table-cell table:style-name="ce47" table:number-columns-repeated="8"/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1" table:number-rows-repeated="925">
          <table:table-cell table:style-name="ce2"/>
          <table:table-cell table:style-name="ce9"/>
          <table:table-cell table:style-name="ce18" table:number-columns-repeated="3"/>
          <table:table-cell table:style-name="ce28"/>
          <table:table-cell table:style-name="ce9"/>
          <table:table-cell table:style-name="ce47" table:number-columns-repeated="8"/>
          <table:table-cell table:style-name="ce28" table:number-columns-repeated="2"/>
          <table:table-cell table:style-name="ce9" table:number-columns-repeated="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andoverzicht.Q70:Maandoverzicht.Q70">
            <calcext:condition calcext:apply-style-name="ConditionalStyle_1" calcext:value="!=[.$H$69]+[.$I$69]+[.$J$69]+[.$K$69]+[.$L$69]+[.M$69]+[.N$69]+[.O$69]+[.$P$69]" calcext:base-cell-address="Maandoverzicht.Q70"/>
          </calcext:conditional-format>
        </calcext:conditional-formats>
      </table:table>
      <table:table table:name="Kasafdracht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67"/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8" office:value-type="string" calcext:value-type="string">
            <text:p>Saldo kas primo</text:p>
          </table:table-cell>
          <table:table-cell table:style-name="ce9"/>
          <table:table-cell table:style-name="ce75" office:value-type="date" office:date-value="2026-02-01" calcext:value-type="date">
            <text:p>Feb-26</text:p>
          </table:table-cell>
          <table:table-cell table:style-name="ce9" table:number-columns-repeated="2"/>
          <table:table-cell table:style-name="ce26" office:value-type="float" office:value="79.35" calcext:value-type="float">
            <text:p><text:s/>€ 79.35 </text:p>
          </table:table-cell>
          <table:table-cell table:style-name="ce9" office:value-type="string" calcext:value-type="string">
            <text:p><text:s/>+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67"/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8" office:value-type="string" calcext:value-type="string">
            <text:p>Contante ontvangsten:</text:p>
          </table:table-cell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9" office:value-type="string" calcext:value-type="string">
            <text:p>datum</text:p>
          </table:table-cell>
          <table:table-cell table:style-name="ce71"/>
          <table:table-cell table:style-name="ce76"/>
          <table:table-cell table:style-name="ce79" office:value-type="string" calcext:value-type="string">
            <text:p>Bedrag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1" calcext:value-type="date">
            <text:p>2/11/2026</text:p>
          </table:table-cell>
          <table:table-cell table:style-name="ce72" office:value-type="string" calcext:value-type="string">
            <text:p>Restaurant 1215</text:p>
          </table:table-cell>
          <table:table-cell table:style-name="ce77"/>
          <table:table-cell table:style-name="ce26" office:value-type="float" office:value="47.5" calcext:value-type="float">
            <text:p><text:s/>€ 47.5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25" calcext:value-type="date">
            <text:p>2/25/2026</text:p>
          </table:table-cell>
          <table:table-cell table:style-name="ce73" office:value-type="string" calcext:value-type="string">
            <text:p>Restaurant 1215</text:p>
          </table:table-cell>
          <table:table-cell table:style-name="ce77"/>
          <table:table-cell table:style-name="ce26" office:value-type="float" office:value="55.5" calcext:value-type="float">
            <text:p><text:s/>€ 55.50 </text:p>
          </table:table-cell>
          <table:table-cell table:style-name="ce9" table:number-columns-repeated="22"/>
          <table:table-cell table:number-columns-repeated="998"/>
        </table:table-row>
        <table:table-row table:style-name="ro1" table:number-rows-repeated="5">
          <table:table-cell table:style-name="ce70"/>
          <table:table-cell table:style-name="ce72"/>
          <table:table-cell table:style-name="ce77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67"/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8" office:value-type="string" calcext:value-type="string">
            <text:p>Ontvangsten (niet invullen!)</text:p>
          </table:table-cell>
          <table:table-cell table:style-name="ce9"/>
          <table:table-cell table:style-name="ce75"/>
          <table:table-cell table:style-name="ce9" table:number-columns-repeated="2"/>
          <table:table-cell table:style-name="ce80" table:formula="of:=+[.F42]-[.F2]+[.F40]+[.F38]" office:value-type="float" office:value="208.95" calcext:value-type="float">
            <text:p><text:s/>€ 208.95 </text:p>
          </table:table-cell>
          <table:table-cell table:style-name="ce9" office:value-type="string" calcext:value-type="string">
            <text:p><text:s/>+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67"/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8" office:value-type="string" calcext:value-type="string">
            <text:p>Uitgaven:</text:p>
          </table:table-cell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9" office:value-type="string" calcext:value-type="string">
            <text:p>datum</text:p>
          </table:table-cell>
          <table:table-cell table:style-name="ce74" office:value-type="string" calcext:value-type="string">
            <text:p>Leverancier</text:p>
          </table:table-cell>
          <table:table-cell table:style-name="ce76"/>
          <table:table-cell table:style-name="ce79" office:value-type="string" calcext:value-type="string">
            <text:p>Bedrag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1-09" calcext:value-type="date">
            <text:p>1/9/2026</text:p>
          </table:table-cell>
          <table:table-cell table:style-name="ce72" office:value-type="string" calcext:value-type="string">
            <text:p>Jumbo</text:p>
          </table:table-cell>
          <table:table-cell table:style-name="ce77"/>
          <table:table-cell table:style-name="ce26" office:value-type="float" office:value="10" calcext:value-type="float">
            <text:p><text:s/>€ 10.0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07" calcext:value-type="date">
            <text:p>2/7/2026</text:p>
          </table:table-cell>
          <table:table-cell table:style-name="ce15" office:value-type="string" calcext:value-type="string" table:number-columns-spanned="2" table:number-rows-spanned="1">
            <text:p>AH</text:p>
          </table:table-cell>
          <table:covered-table-cell table:style-name="ce78"/>
          <table:table-cell table:style-name="ce26" office:value-type="float" office:value="4.9" calcext:value-type="float">
            <text:p><text:s/>€ 4.9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07" calcext:value-type="date">
            <text:p>2/7/2026</text:p>
          </table:table-cell>
          <table:table-cell table:style-name="ce15" office:value-type="string" calcext:value-type="string" table:number-columns-spanned="2" table:number-rows-spanned="1">
            <text:p>van Ommeren</text:p>
          </table:table-cell>
          <table:covered-table-cell table:style-name="ce78"/>
          <table:table-cell table:style-name="ce26" office:value-type="float" office:value="7.7" calcext:value-type="float">
            <text:p><text:s/>€ 7.7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1" calcext:value-type="date">
            <text:p>2/11/2026</text:p>
          </table:table-cell>
          <table:table-cell table:style-name="ce15" office:value-type="string" calcext:value-type="string" table:number-columns-spanned="2" table:number-rows-spanned="1">
            <text:p>van Ommeren</text:p>
          </table:table-cell>
          <table:covered-table-cell table:style-name="ce78"/>
          <table:table-cell table:style-name="ce26" office:value-type="float" office:value="11.2" calcext:value-type="float">
            <text:p><text:s/>€ 11.2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1" calcext:value-type="date">
            <text:p>2/11/2026</text:p>
          </table:table-cell>
          <table:table-cell table:style-name="ce15" office:value-type="string" calcext:value-type="string" table:number-columns-spanned="2" table:number-rows-spanned="1">
            <text:p>AH</text:p>
          </table:table-cell>
          <table:covered-table-cell table:style-name="ce78"/>
          <table:table-cell table:style-name="ce26" office:value-type="float" office:value="5.4" calcext:value-type="float">
            <text:p><text:s/>€ 5.4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2" calcext:value-type="date">
            <text:p>2/12/2026</text:p>
          </table:table-cell>
          <table:table-cell table:style-name="ce15" office:value-type="string" calcext:value-type="string" table:number-columns-spanned="2" table:number-rows-spanned="1">
            <text:p>van Ommeren</text:p>
          </table:table-cell>
          <table:covered-table-cell table:style-name="ce78"/>
          <table:table-cell table:style-name="ce26" office:value-type="float" office:value="3.5" calcext:value-type="float">
            <text:p><text:s/>€ 3.5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2" calcext:value-type="date">
            <text:p>2/12/2026</text:p>
          </table:table-cell>
          <table:table-cell table:style-name="ce15" office:value-type="string" calcext:value-type="string" table:number-columns-spanned="2" table:number-rows-spanned="1">
            <text:p>AH</text:p>
          </table:table-cell>
          <table:covered-table-cell table:style-name="ce78"/>
          <table:table-cell table:style-name="ce26" office:value-type="float" office:value="6.15" calcext:value-type="float">
            <text:p><text:s/>€ 6.15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3" calcext:value-type="date">
            <text:p>2/13/2026</text:p>
          </table:table-cell>
          <table:table-cell table:style-name="ce15" office:value-type="string" calcext:value-type="string" table:number-columns-spanned="2" table:number-rows-spanned="1">
            <text:p>AH</text:p>
          </table:table-cell>
          <table:covered-table-cell table:style-name="ce78"/>
          <table:table-cell table:style-name="ce26" office:value-type="float" office:value="2.6" calcext:value-type="float">
            <text:p><text:s/>€ 2.6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3" calcext:value-type="date">
            <text:p>2/13/2026</text:p>
          </table:table-cell>
          <table:table-cell table:style-name="ce15" office:value-type="string" calcext:value-type="string" table:number-columns-spanned="2" table:number-rows-spanned="1">
            <text:p>AH</text:p>
          </table:table-cell>
          <table:covered-table-cell table:style-name="ce78"/>
          <table:table-cell table:style-name="ce26" office:value-type="float" office:value="9" calcext:value-type="float">
            <text:p><text:s/>€ 9.0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 office:value-type="date" office:date-value="2026-02-17" calcext:value-type="date">
            <text:p>2/17/2026</text:p>
          </table:table-cell>
          <table:table-cell table:style-name="ce15" office:value-type="string" calcext:value-type="string" table:number-columns-spanned="2" table:number-rows-spanned="1">
            <text:p>AH</text:p>
          </table:table-cell>
          <table:covered-table-cell table:style-name="ce78"/>
          <table:table-cell table:style-name="ce26" office:value-type="float" office:value="28.1" calcext:value-type="float">
            <text:p><text:s/>€ 28.10 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"/>
          <table:table-cell table:style-name="ce9" table:number-columns-spanned="2" table:number-rows-spanned="3"/>
          <table:covered-table-cell table:style-name="ce83"/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"/>
          <table:covered-table-cell table:number-columns-repeated="2" table:style-name="ce83"/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"/>
          <table:covered-table-cell table:number-columns-repeated="2" table:style-name="ce83"/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0"/>
          <table:table-cell table:style-name="ce15" table:number-columns-spanned="2" table:number-rows-spanned="1"/>
          <table:covered-table-cell table:style-name="ce78"/>
          <table:table-cell table:style-name="ce26"/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67"/>
          <table:table-cell table:style-name="ce9" table:number-columns-repeated="4"/>
          <table:table-cell table:style-name="ce81" table:formula="of:=SUM([.D18:.D37])" office:value-type="float" office:value="88.55" calcext:value-type="float">
            <text:p><text:s/>€ 88.55 </text:p>
          </table:table-cell>
          <table:table-cell table:style-name="ce9" office:value-type="string" calcext:value-type="string">
            <text:p><text:s/>-/-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67"/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68" office:value-type="string" calcext:value-type="string">
            <text:p>Te storten op rekening NL64RABO0373722540</text:p>
          </table:table-cell>
          <table:table-cell table:style-name="ce9" table:number-columns-repeated="4"/>
          <table:table-cell table:style-name="ce26"/>
          <table:table-cell table:style-name="ce9" office:value-type="string" calcext:value-type="string">
            <text:p><text:s/>-/-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67"/>
          <table:table-cell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68" office:value-type="string" calcext:value-type="string">
            <text:p>Saldo kas ultimo</text:p>
          </table:table-cell>
          <table:table-cell table:style-name="ce9"/>
          <table:table-cell table:style-name="ce75" office:value-type="date" office:date-value="2026-03-03" calcext:value-type="date">
            <text:p>Mar-26</text:p>
          </table:table-cell>
          <table:table-cell table:style-name="ce9" table:number-columns-repeated="2"/>
          <table:table-cell table:style-name="ce26" office:value-type="float" office:value="199.75" calcext:value-type="float">
            <text:p><text:s/>€ 199.75 </text:p>
          </table:table-cell>
          <table:table-cell table:style-name="ce9" office:value-type="string" calcext:value-type="string">
            <text:p><text:s/>+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67"/>
          <table:table-cell table:style-name="ce9" table:number-columns-repeated="4"/>
          <table:table-cell table:style-name="ce82"/>
          <table:table-cell table:style-name="ce9" table:number-columns-repeated="20"/>
          <table:table-cell table:number-columns-repeated="998"/>
        </table:table-row>
        <table:table-row table:style-name="ro1" table:number-rows-repeated="957">
          <table:table-cell table:style-name="ce67"/>
          <table:table-cell table:style-name="ce9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ijwilligers" table:style-name="ta3">
        <table:table-column table:style-name="co1" table:default-cell-style-name="Default"/>
        <table:table-column table:style-name="co13" table:number-columns-repeated="15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column table:style-name="co7" table:number-columns-repeated="998" table:default-cell-style-name="Default"/>
        <table:table-row table:style-name="ro1" table:number-rows-repeated="2">
          <table:table-cell table:style-name="ce9" table:number-columns-repeated="26"/>
          <table:table-cell table:number-columns-repeated="998"/>
        </table:table-row>
        <table:table-row table:style-name="ro3">
          <table:table-cell table:style-name="ce84" office:value-type="string" calcext:value-type="string">
            <text:p>Datum</text:p>
          </table:table-cell>
          <table:table-cell table:style-name="ce86" office:value-type="string" calcext:value-type="string">
            <text:p>Coby Verschoof</text:p>
          </table:table-cell>
          <table:table-cell table:style-name="ce86" office:value-type="string" calcext:value-type="string">
            <text:p>Annette van Vliet</text:p>
          </table:table-cell>
          <table:table-cell table:style-name="ce86" table:number-columns-repeated="13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office:value-type="date" office:date-value="2026-02-01" calcext:value-type="date">
            <text:p>Sunday, February 01, 202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14"/>
          <table:table-cell table:style-name="ce9"/>
          <table:table-cell table:style-name="ce88" office:value-type="string" calcext:value-type="string">
            <text:p>Uitbetaling spec. Vrijwilligers</text:p>
          </table:table-cell>
          <table:table-cell table:style-name="ce9" table:number-columns-repeated="2"/>
          <table:table-cell table:style-name="ce97" table:formula="of:=[$Maandoverzicht.B1]" office:value-type="date" office:date-value="2026-01-01" calcext:value-type="date">
            <text:p>Jan-26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4]+1" office:value-type="date" office:date-value="2026-02-02" calcext:value-type="date">
            <text:p>Monday, February 02, 2026</text:p>
          </table:table-cell>
          <table:table-cell table:style-name="ce51" table:number-columns-repeated="15"/>
          <table:table-cell table:style-name="ce9"/>
          <table:table-cell table:style-name="ce89" office:value-type="string" calcext:value-type="string">
            <text:p>Naam</text:p>
          </table:table-cell>
          <table:table-cell table:style-name="ce91"/>
          <table:table-cell table:style-name="ce93" office:value-type="string" calcext:value-type="string">
            <text:p>Uren</text:p>
          </table:table-cell>
          <table:table-cell table:style-name="ce98" office:value-type="string" calcext:value-type="string">
            <text:p>€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5]+1" office:value-type="date" office:date-value="2026-02-03" calcext:value-type="date">
            <text:p>Tuesday, February 03, 2026</text:p>
          </table:table-cell>
          <table:table-cell table:style-name="ce51" table:number-columns-repeated="15"/>
          <table:table-cell table:style-name="ce9"/>
          <table:table-cell table:style-name="ce90" table:formula="of:=[.B3]" office:value-type="string" office:string-value="Coby Verschoof" calcext:value-type="string">
            <text:p>Coby Verschoof</text:p>
          </table:table-cell>
          <table:table-cell table:style-name="ce92"/>
          <table:table-cell table:style-name="ce94" table:formula="of:=[.B35]" office:value-type="float" office:value="14.5" calcext:value-type="float">
            <text:p>14.5</text:p>
          </table:table-cell>
          <table:table-cell table:style-name="ce80" table:formula="of:=+[.T6]*10" office:value-type="float" office:value="145" calcext:value-type="float">
            <text:p><text:s/>€ 145.00 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6]+1" office:value-type="date" office:date-value="2026-02-04" calcext:value-type="date">
            <text:p>Wednesday, February 04, 2026</text:p>
          </table:table-cell>
          <table:table-cell table:style-name="ce51" table:number-columns-repeated="15"/>
          <table:table-cell table:style-name="ce9"/>
          <table:table-cell table:style-name="ce90" table:formula="of:=[.C3]" office:value-type="string" office:string-value="Annette van Vliet" calcext:value-type="string">
            <text:p>Annette van Vliet</text:p>
          </table:table-cell>
          <table:table-cell table:style-name="ce92"/>
          <table:table-cell table:style-name="ce94" table:formula="of:=[.C35]" office:value-type="float" office:value="5" calcext:value-type="float">
            <text:p>5.0</text:p>
          </table:table-cell>
          <table:table-cell table:style-name="ce80" table:formula="of:=+[.T7]*10" office:value-type="float" office:value="50" calcext:value-type="float">
            <text:p><text:s/>€ 50.00 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7]+1" office:value-type="date" office:date-value="2026-02-05" calcext:value-type="date">
            <text:p>Thursday, February 05, 2026</text:p>
          </table:table-cell>
          <table:table-cell table:style-name="ce51" table:number-columns-repeated="15"/>
          <table:table-cell table:style-name="ce9"/>
          <table:table-cell table:style-name="ce90" table:formula="of:=+[.D3]" office:value-type="float" office:value="0" calcext:value-type="float">
            <text:p>0</text:p>
          </table:table-cell>
          <table:table-cell table:style-name="ce92"/>
          <table:table-cell table:style-name="ce94" table:formula="of:=+[.D35]" office:value-type="float" office:value="0" calcext:value-type="float">
            <text:p>0.0</text:p>
          </table:table-cell>
          <table:table-cell table:style-name="ce80" table:formula="of:=+[.T8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8]+1" office:value-type="date" office:date-value="2026-02-06" calcext:value-type="date">
            <text:p>Friday, February 06, 2026</text:p>
          </table:table-cell>
          <table:table-cell table:style-name="ce51" table:number-columns-repeated="15"/>
          <table:table-cell table:style-name="ce9"/>
          <table:table-cell table:style-name="ce90" table:formula="of:=+[.E3]" office:value-type="float" office:value="0" calcext:value-type="float">
            <text:p>0</text:p>
          </table:table-cell>
          <table:table-cell table:style-name="ce92"/>
          <table:table-cell table:style-name="ce94" table:formula="of:=+[.E35]" office:value-type="float" office:value="0" calcext:value-type="float">
            <text:p>0.0</text:p>
          </table:table-cell>
          <table:table-cell table:style-name="ce80" table:formula="of:=+[.T9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9]+1" office:value-type="date" office:date-value="2026-02-07" calcext:value-type="date">
            <text:p>Saturday, February 07, 2026</text:p>
          </table:table-cell>
          <table:table-cell table:style-name="ce51" table:number-columns-repeated="15"/>
          <table:table-cell table:style-name="ce9"/>
          <table:table-cell table:style-name="ce90" table:formula="of:=+[.F3]" office:value-type="float" office:value="0" calcext:value-type="float">
            <text:p>0</text:p>
          </table:table-cell>
          <table:table-cell table:style-name="ce92"/>
          <table:table-cell table:style-name="ce94" table:formula="of:=+[.F35]" office:value-type="float" office:value="0" calcext:value-type="float">
            <text:p>0.0</text:p>
          </table:table-cell>
          <table:table-cell table:style-name="ce80" table:formula="of:=+[.T10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0]+1" office:value-type="date" office:date-value="2026-02-08" calcext:value-type="date">
            <text:p>Sunday, February 08, 2026</text:p>
          </table:table-cell>
          <table:table-cell table:style-name="ce51" table:number-columns-repeated="15"/>
          <table:table-cell table:style-name="ce9"/>
          <table:table-cell table:style-name="ce90" table:formula="of:=+[.G3]" office:value-type="float" office:value="0" calcext:value-type="float">
            <text:p>0</text:p>
          </table:table-cell>
          <table:table-cell table:style-name="ce92"/>
          <table:table-cell table:style-name="ce94" table:formula="of:=+[.G35]" office:value-type="float" office:value="0" calcext:value-type="float">
            <text:p>0.0</text:p>
          </table:table-cell>
          <table:table-cell table:style-name="ce80" table:formula="of:=+[.T11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1]+1" office:value-type="date" office:date-value="2026-02-09" calcext:value-type="date">
            <text:p>Monday, February 09, 2026</text:p>
          </table:table-cell>
          <table:table-cell table:style-name="ce51" table:number-columns-repeated="15"/>
          <table:table-cell table:style-name="ce9"/>
          <table:table-cell table:style-name="ce90" table:formula="of:=+[.H3]" office:value-type="float" office:value="0" calcext:value-type="float">
            <text:p>0</text:p>
          </table:table-cell>
          <table:table-cell table:style-name="ce92"/>
          <table:table-cell table:style-name="ce94" table:formula="of:=+[.H35]" office:value-type="float" office:value="0" calcext:value-type="float">
            <text:p>0.0</text:p>
          </table:table-cell>
          <table:table-cell table:style-name="ce80" table:formula="of:=+[.T12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2]+1" office:value-type="date" office:date-value="2026-02-10" calcext:value-type="date">
            <text:p>Tuesday, February 10, 2026</text:p>
          </table:table-cell>
          <table:table-cell table:style-name="ce51" table:number-columns-repeated="15"/>
          <table:table-cell table:style-name="ce9"/>
          <table:table-cell table:style-name="ce90" table:formula="of:=+[.I3]" office:value-type="float" office:value="0" calcext:value-type="float">
            <text:p>0</text:p>
          </table:table-cell>
          <table:table-cell table:style-name="ce92"/>
          <table:table-cell table:style-name="ce94" table:formula="of:=+[.I35]" office:value-type="float" office:value="0" calcext:value-type="float">
            <text:p>0.0</text:p>
          </table:table-cell>
          <table:table-cell table:style-name="ce80" table:formula="of:=+[.T13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3]+1" office:value-type="date" office:date-value="2026-02-11" calcext:value-type="date">
            <text:p>Wednesday, February 11, 2026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13"/>
          <table:table-cell table:style-name="ce9"/>
          <table:table-cell table:style-name="ce90" table:formula="of:=+[.J3]" office:value-type="float" office:value="0" calcext:value-type="float">
            <text:p>0</text:p>
          </table:table-cell>
          <table:table-cell table:style-name="ce92"/>
          <table:table-cell table:style-name="ce94" table:formula="of:=+[.J35]" office:value-type="float" office:value="0" calcext:value-type="float">
            <text:p>0.0</text:p>
          </table:table-cell>
          <table:table-cell table:style-name="ce80" table:formula="of:=+[.T14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4]+1" office:value-type="date" office:date-value="2026-02-12" calcext:value-type="date">
            <text:p>Thursday, February 12, 2026</text:p>
          </table:table-cell>
          <table:table-cell table:style-name="ce51" table:number-columns-repeated="15"/>
          <table:table-cell table:style-name="ce9"/>
          <table:table-cell table:style-name="ce90" table:formula="of:=+[.K3]" office:value-type="float" office:value="0" calcext:value-type="float">
            <text:p>0</text:p>
          </table:table-cell>
          <table:table-cell table:style-name="ce92"/>
          <table:table-cell table:style-name="ce94" table:formula="of:=+[.K35]" office:value-type="float" office:value="0" calcext:value-type="float">
            <text:p>0.0</text:p>
          </table:table-cell>
          <table:table-cell table:style-name="ce80" table:formula="of:=+[.T15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5]+1" office:value-type="date" office:date-value="2026-02-13" calcext:value-type="date">
            <text:p>Friday, February 13, 2026</text:p>
          </table:table-cell>
          <table:table-cell table:style-name="ce51" office:value-type="float" office:value="3.5" calcext:value-type="float">
            <text:p>3.5</text:p>
          </table:table-cell>
          <table:table-cell table:style-name="ce51" table:number-columns-repeated="14"/>
          <table:table-cell table:style-name="ce9"/>
          <table:table-cell table:style-name="ce90" table:formula="of:=+[.L3]" office:value-type="float" office:value="0" calcext:value-type="float">
            <text:p>0</text:p>
          </table:table-cell>
          <table:table-cell table:style-name="ce92"/>
          <table:table-cell table:style-name="ce94" table:formula="of:=+[.L35]" office:value-type="float" office:value="0" calcext:value-type="float">
            <text:p>0.0</text:p>
          </table:table-cell>
          <table:table-cell table:style-name="ce80" table:formula="of:=+[.T16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6]+1" office:value-type="date" office:date-value="2026-02-14" calcext:value-type="date">
            <text:p>Saturday, February 14, 2026</text:p>
          </table:table-cell>
          <table:table-cell table:style-name="ce51" table:number-columns-repeated="15"/>
          <table:table-cell table:style-name="ce9"/>
          <table:table-cell table:style-name="ce90" table:formula="of:=+[.M3]" office:value-type="float" office:value="0" calcext:value-type="float">
            <text:p>0</text:p>
          </table:table-cell>
          <table:table-cell table:style-name="ce92"/>
          <table:table-cell table:style-name="ce94" table:formula="of:=+[.M35]" office:value-type="float" office:value="0" calcext:value-type="float">
            <text:p>0.0</text:p>
          </table:table-cell>
          <table:table-cell table:style-name="ce80" table:formula="of:=+[.T17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7]+1" office:value-type="date" office:date-value="2026-02-15" calcext:value-type="date">
            <text:p>Sunday, February 15, 2026</text:p>
          </table:table-cell>
          <table:table-cell table:style-name="ce51" table:number-columns-repeated="15"/>
          <table:table-cell table:style-name="ce9"/>
          <table:table-cell table:style-name="ce90" table:formula="of:=+[.N3]" office:value-type="float" office:value="0" calcext:value-type="float">
            <text:p>0</text:p>
          </table:table-cell>
          <table:table-cell table:style-name="ce92"/>
          <table:table-cell table:style-name="ce94" table:formula="of:=+[.N35]" office:value-type="float" office:value="0" calcext:value-type="float">
            <text:p>0.0</text:p>
          </table:table-cell>
          <table:table-cell table:style-name="ce80" table:formula="of:=+[.T18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8]+1" office:value-type="date" office:date-value="2026-02-16" calcext:value-type="date">
            <text:p>Monday, February 16, 2026</text:p>
          </table:table-cell>
          <table:table-cell table:style-name="ce51" table:number-columns-repeated="15"/>
          <table:table-cell table:style-name="ce9"/>
          <table:table-cell table:style-name="ce90" table:formula="of:=+[.O3]" office:value-type="float" office:value="0" calcext:value-type="float">
            <text:p>0</text:p>
          </table:table-cell>
          <table:table-cell table:style-name="ce92"/>
          <table:table-cell table:style-name="ce94" table:formula="of:=+[.O35]" office:value-type="float" office:value="0" calcext:value-type="float">
            <text:p>0.0</text:p>
          </table:table-cell>
          <table:table-cell table:style-name="ce80" table:formula="of:=+[.T19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19]+1" office:value-type="date" office:date-value="2026-02-17" calcext:value-type="date">
            <text:p>Tuesday, February 17, 2026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14"/>
          <table:table-cell table:style-name="ce9"/>
          <table:table-cell table:style-name="ce90" table:formula="of:=+[.P3]" office:value-type="float" office:value="0" calcext:value-type="float">
            <text:p>0</text:p>
          </table:table-cell>
          <table:table-cell table:style-name="ce92"/>
          <table:table-cell table:style-name="ce94" table:formula="of:=+[.P35]" office:value-type="float" office:value="0" calcext:value-type="float">
            <text:p>0.0</text:p>
          </table:table-cell>
          <table:table-cell table:style-name="ce80" table:formula="of:=+[.T20]*10" office:value-type="float" office:value="0" calcext:value-type="float">
            <text:p><text:s/>€ - <text:s text:c="2"/>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20]+1" office:value-type="date" office:date-value="2026-02-18" calcext:value-type="date">
            <text:p>Wednesday, February 18, 2026</text:p>
          </table:table-cell>
          <table:table-cell table:style-name="ce51" table:number-columns-repeated="15"/>
          <table:table-cell table:style-name="ce9" table:number-columns-repeated="4"/>
          <table:table-cell table:style-name="ce61" table:formula="of:=SUM([.U6:.U20])" office:value-type="float" office:value="195" calcext:value-type="float">
            <text:p><text:s/>€ 195.00 </text:p>
          </table:table-cell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21]+1" office:value-type="date" office:date-value="2026-02-19" calcext:value-type="date">
            <text:p>Thursday, February 19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22]+1" office:value-type="date" office:date-value="2026-02-20" calcext:value-type="date">
            <text:p>Friday, February 20, 2026</text:p>
          </table:table-cell>
          <table:table-cell table:style-name="ce51" table:number-columns-repeated="15"/>
          <table:table-cell table:style-name="ce9"/>
          <table:table-cell table:style-name="ce88" office:value-type="string" calcext:value-type="string">
            <text:p>Uitbetaald per:</text:p>
          </table:table-cell>
          <table:table-cell table:style-name="ce9"/>
          <table:table-cell table:style-name="ce95" table:number-columns-spanned="2" table:number-rows-spanned="1"/>
          <table:covered-table-cell table:style-name="ce78"/>
          <table:table-cell table:style-name="ce9" table:number-columns-repeated="5"/>
          <table:table-cell table:number-columns-repeated="998"/>
        </table:table-row>
        <table:table-row table:style-name="ro1">
          <table:table-cell table:style-name="ce85" table:formula="of:=[.A23]+1" office:value-type="date" office:date-value="2026-02-21" calcext:value-type="date">
            <text:p>Saturday, February 21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24]+1" office:value-type="date" office:date-value="2026-02-22" calcext:value-type="date">
            <text:p>Sunday, February 22, 2026</text:p>
          </table:table-cell>
          <table:table-cell table:style-name="ce51" table:number-columns-repeated="15"/>
          <table:table-cell table:style-name="ce9" table:number-columns-repeated="3"/>
          <table:table-cell table:style-name="ce51" table:number-columns-spanned="1" table:number-rows-spanned="2"/>
          <table:table-cell table:style-name="ce9" table:number-columns-repeated="6"/>
          <table:table-cell table:number-columns-repeated="998"/>
        </table:table-row>
        <table:table-row table:style-name="ro1">
          <table:table-cell table:style-name="ce85" table:formula="of:=[.A25]+1" office:value-type="date" office:date-value="2026-02-23" calcext:value-type="date">
            <text:p>Monday, February 23, 2026</text:p>
          </table:table-cell>
          <table:table-cell table:style-name="ce51" table:number-columns-repeated="15"/>
          <table:table-cell table:style-name="ce9"/>
          <table:table-cell table:style-name="ce88" office:value-type="string" calcext:value-type="string">
            <text:p>Paraaf Wkrm:</text:p>
          </table:table-cell>
          <table:table-cell table:style-name="ce9"/>
          <table:covered-table-cell table:style-name="ce96"/>
          <table:table-cell table:style-name="ce9" table:number-columns-repeated="6"/>
          <table:table-cell table:number-columns-repeated="998"/>
        </table:table-row>
        <table:table-row table:style-name="ro1">
          <table:table-cell table:style-name="ce85" table:formula="of:=[.A26]+1" office:value-type="date" office:date-value="2026-02-24" calcext:value-type="date">
            <text:p>Tuesday, February 24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27]+1" office:value-type="date" office:date-value="2026-02-25" calcext:value-type="date">
            <text:p>Wednesday, February 25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28]+1" office:value-type="date" office:date-value="2026-02-26" calcext:value-type="date">
            <text:p>Thursday, February 26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29]+1" office:value-type="date" office:date-value="2026-02-27" calcext:value-type="date">
            <text:p>Friday, February 27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30]+1" office:value-type="date" office:date-value="2026-02-28" calcext:value-type="date">
            <text:p>Saturday, February 28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31]+1" office:value-type="date" office:date-value="2026-03-01" calcext:value-type="date">
            <text:p>Sunday, March 01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32]+1" office:value-type="date" office:date-value="2026-03-02" calcext:value-type="date">
            <text:p>Monday, March 02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85" table:formula="of:=[.A33]+1" office:value-type="date" office:date-value="2026-03-03" calcext:value-type="date">
            <text:p>Tuesday, March 03, 2026</text:p>
          </table:table-cell>
          <table:table-cell table:style-name="ce51" table:number-columns-repeated="15"/>
          <table:table-cell table:style-name="ce9" table:number-columns-repeated="10"/>
          <table:table-cell table:number-columns-repeated="998"/>
        </table:table-row>
        <table:table-row table:style-name="ro1">
          <table:table-cell table:style-name="ce9"/>
          <table:table-cell table:style-name="ce87" table:formula="of:=SUM([.B4:.B34])" office:value-type="float" office:value="14.5" calcext:value-type="float">
            <text:p>14.5</text:p>
          </table:table-cell>
          <table:table-cell table:style-name="ce87" table:formula="of:=SUM([.C4:.C34])" office:value-type="float" office:value="5" calcext:value-type="float">
            <text:p>5.0</text:p>
          </table:table-cell>
          <table:table-cell table:style-name="ce87" table:formula="of:=SUM([.D4:.D34])" office:value-type="float" office:value="0" calcext:value-type="float">
            <text:p>0.0</text:p>
          </table:table-cell>
          <table:table-cell table:style-name="ce87" table:formula="of:=SUM([.E4:.E34])" office:value-type="float" office:value="0" calcext:value-type="float">
            <text:p>0.0</text:p>
          </table:table-cell>
          <table:table-cell table:style-name="ce87" table:formula="of:=SUM([.F4:.F34])" office:value-type="float" office:value="0" calcext:value-type="float">
            <text:p>0.0</text:p>
          </table:table-cell>
          <table:table-cell table:style-name="ce87" table:formula="of:=SUM([.G4:.G34])" office:value-type="float" office:value="0" calcext:value-type="float">
            <text:p>0.0</text:p>
          </table:table-cell>
          <table:table-cell table:style-name="ce87" table:formula="of:=SUM([.H4:.H34])" office:value-type="float" office:value="0" calcext:value-type="float">
            <text:p>0.0</text:p>
          </table:table-cell>
          <table:table-cell table:style-name="ce87" table:formula="of:=SUM([.I4:.I34])" office:value-type="float" office:value="0" calcext:value-type="float">
            <text:p>0.0</text:p>
          </table:table-cell>
          <table:table-cell table:style-name="ce87" table:formula="of:=SUM([.J4:.J34])" office:value-type="float" office:value="0" calcext:value-type="float">
            <text:p>0.0</text:p>
          </table:table-cell>
          <table:table-cell table:style-name="ce87" table:formula="of:=SUM([.K4:.K34])" office:value-type="float" office:value="0" calcext:value-type="float">
            <text:p>0.0</text:p>
          </table:table-cell>
          <table:table-cell table:style-name="ce87" table:formula="of:=SUM([.L4:.L34])" office:value-type="float" office:value="0" calcext:value-type="float">
            <text:p>0.0</text:p>
          </table:table-cell>
          <table:table-cell table:style-name="ce87" table:formula="of:=SUM([.M4:.M34])" office:value-type="float" office:value="0" calcext:value-type="float">
            <text:p>0.0</text:p>
          </table:table-cell>
          <table:table-cell table:style-name="ce87" table:formula="of:=SUM([.N4:.N34])" office:value-type="float" office:value="0" calcext:value-type="float">
            <text:p>0.0</text:p>
          </table:table-cell>
          <table:table-cell table:style-name="ce87" table:formula="of:=SUM([.O4:.O34])" office:value-type="float" office:value="0" calcext:value-type="float">
            <text:p>0.0</text:p>
          </table:table-cell>
          <table:table-cell table:style-name="ce87" table:formula="of:=SUM([.P4:.P34])" office:value-type="float" office:value="0" calcext:value-type="float">
            <text:p>0.0</text:p>
          </table:table-cell>
          <table:table-cell table:style-name="ce9" table:number-columns-repeated="10"/>
          <table:table-cell table:number-columns-repeated="998"/>
        </table:table-row>
        <table:table-row table:style-name="ro1" table:number-rows-repeated="965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text> </number:text>
      <number:currency-symbol number:language="nl" number:country="NL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 </number:text>
      <number:currency-symbol number:language="nl" number:country="NL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 number:language="nl" number:country="NL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26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9P0"/>
    </number:number-style>
    <number:number-style style:name="N130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andoverzicht" style:display-name="PageStyle_Maandoverzi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safdracht" style:display-name="PageStyle_Kasafdrach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rijwilligers" style:display-name="PageStyle_Vrijwilliger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7:53:35</meta:creation-date>
    <meta:initial-creator>Install</meta:initial-creator>
    <meta:document-statistic meta:table-count="3" meta:cell-count="634" meta:object-count="0"/>
    <meta:generator>LibreOfficeDev/6.0.5.2$Linux_X86_64 LibreOffice_project/</meta:generator>
  </office:meta>
</office:document-meta>
</file>